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3" style:family="table-cell" style:parent-style-name="Default" style:data-style-name="N3">
      <style:table-cell-properties fo:border="thin solid #000000" style:vertical-align="middle" fo:wrap-option="wrap" fo:background-color="transparent" style:repeat-content="false"/>
      <style:paragraph-properties fo:text-align="end" fo:margin-right="0cm"/>
      <style:text-properties style:font-name="Verdana" style:font-name-asian="Verdana" style:font-name-complex="Verdana" style:font-family-generic="swiss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Verdana" style:font-name-asian="Verdana" style:font-name-complex="Verdana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4895833333333cm" style:use-optimal-column-width="true"/>
    </style:style>
    <style:style style:name="co2" style:family="table-column">
      <style:table-column-properties fo:break-before="auto" style:column-width="2.91041666666667cm" style:use-optimal-column-width="true"/>
    </style:style>
    <style:style style:name="co3" style:family="table-column">
      <style:table-column-properties fo:break-before="auto" style:column-width="3.51895833333333cm" style:use-optimal-column-width="true"/>
    </style:style>
    <style:style style:name="co4" style:family="table-column">
      <style:table-column-properties fo:break-before="auto" style:column-width="2.54cm"/>
    </style:style>
    <style:style style:name="ro1" style:family="table-row">
      <style:table-row-properties style:row-height="17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70年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16379" table:default-cell-style-name="ce1"/>
        <table:table-row table:style-name="ro1">
          <table:table-cell office:value-type="string" table:number-columns-spanned="5" table:number-rows-spanned="1" table:style-name="ce4">
            <text:p>臺北市70年各行政區戶數、人口數統計表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4">
            <text:p>區　別</text:p>
          </table:table-cell>
          <table:table-cell office:value-type="string" table:number-columns-spanned="1" table:number-rows-spanned="2" table:style-name="ce4">
            <text:p>戶　數</text:p>
          </table:table-cell>
          <table:table-cell office:value-type="string" table:number-columns-spanned="3" table:number-rows-spanned="1" table:style-name="ce4">
            <text:p>人　口　數</text:p>
          </table:table-cell>
          <table:covered-table-cell table:number-columns-repeated="2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">
            <text:p>總計</text:p>
          </table:table-cell>
          <table:table-cell office:value-type="string" table:style-name="ce2">
            <text:p>男</text:p>
          </table:table-cell>
          <table:table-cell office:value-type="string" table:style-name="ce2">
            <text:p>女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總　計</text:p>
          </table:table-cell>
          <table:table-cell office:value-type="float" office:value="584668" table:style-name="ce3">
            <text:p>584,668</text:p>
          </table:table-cell>
          <table:table-cell office:value-type="float" office:value="2270983" table:style-name="ce3">
            <text:p>2,270,983</text:p>
          </table:table-cell>
          <table:table-cell office:value-type="float" office:value="1171206" table:style-name="ce3">
            <text:p>1,171,206</text:p>
          </table:table-cell>
          <table:table-cell office:value-type="float" office:value="1099777" table:style-name="ce3">
            <text:p>1,099,777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松山</text:p>
          </table:table-cell>
          <table:table-cell office:value-type="float" office:value="101220" table:style-name="ce3">
            <text:p>101,220</text:p>
          </table:table-cell>
          <table:table-cell office:value-type="float" office:value="381370" table:style-name="ce3">
            <text:p>381,370</text:p>
          </table:table-cell>
          <table:table-cell office:value-type="float" office:value="196519" table:style-name="ce3">
            <text:p>196,519</text:p>
          </table:table-cell>
          <table:table-cell office:value-type="float" office:value="184851" table:style-name="ce3">
            <text:p>184,851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大安</text:p>
          </table:table-cell>
          <table:table-cell office:value-type="float" office:value="77459" table:style-name="ce3">
            <text:p>77,459</text:p>
          </table:table-cell>
          <table:table-cell office:value-type="float" office:value="280559" table:style-name="ce3">
            <text:p>280,559</text:p>
          </table:table-cell>
          <table:table-cell office:value-type="float" office:value="143739" table:style-name="ce3">
            <text:p>143,739</text:p>
          </table:table-cell>
          <table:table-cell office:value-type="float" office:value="136820" table:style-name="ce3">
            <text:p>136,82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古亭</text:p>
          </table:table-cell>
          <table:table-cell office:value-type="float" office:value="47146" table:style-name="ce3">
            <text:p>47,146</text:p>
          </table:table-cell>
          <table:table-cell office:value-type="float" office:value="179311" table:style-name="ce3">
            <text:p>179,311</text:p>
          </table:table-cell>
          <table:table-cell office:value-type="float" office:value="94739" table:style-name="ce3">
            <text:p>94,739</text:p>
          </table:table-cell>
          <table:table-cell office:value-type="float" office:value="84572" table:style-name="ce3">
            <text:p>84,57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雙園</text:p>
          </table:table-cell>
          <table:table-cell office:value-type="float" office:value="31547" table:style-name="ce3">
            <text:p>31,547</text:p>
          </table:table-cell>
          <table:table-cell office:value-type="float" office:value="137853" table:style-name="ce3">
            <text:p>137,853</text:p>
          </table:table-cell>
          <table:table-cell office:value-type="float" office:value="71660" table:style-name="ce3">
            <text:p>71,660</text:p>
          </table:table-cell>
          <table:table-cell office:value-type="float" office:value="66193" table:style-name="ce3">
            <text:p>66,19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龍山</text:p>
          </table:table-cell>
          <table:table-cell office:value-type="float" office:value="12167" table:style-name="ce3">
            <text:p>12,167</text:p>
          </table:table-cell>
          <table:table-cell office:value-type="float" office:value="50290" table:style-name="ce3">
            <text:p>50,290</text:p>
          </table:table-cell>
          <table:table-cell office:value-type="float" office:value="26025" table:style-name="ce3">
            <text:p>26,025</text:p>
          </table:table-cell>
          <table:table-cell office:value-type="float" office:value="24265" table:style-name="ce3">
            <text:p>24,26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城中</text:p>
          </table:table-cell>
          <table:table-cell office:value-type="float" office:value="15692" table:style-name="ce3">
            <text:p>15,692</text:p>
          </table:table-cell>
          <table:table-cell office:value-type="float" office:value="56638" table:style-name="ce3">
            <text:p>56,638</text:p>
          </table:table-cell>
          <table:table-cell office:value-type="float" office:value="30022" table:style-name="ce3">
            <text:p>30,022</text:p>
          </table:table-cell>
          <table:table-cell office:value-type="float" office:value="26616" table:style-name="ce3">
            <text:p>26,61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建成</text:p>
          </table:table-cell>
          <table:table-cell office:value-type="float" office:value="8391" table:style-name="ce3">
            <text:p>8,391</text:p>
          </table:table-cell>
          <table:table-cell office:value-type="float" office:value="36215" table:style-name="ce3">
            <text:p>36,215</text:p>
          </table:table-cell>
          <table:table-cell office:value-type="float" office:value="17811" table:style-name="ce3">
            <text:p>17,811</text:p>
          </table:table-cell>
          <table:table-cell office:value-type="float" office:value="17404" table:style-name="ce3">
            <text:p>17,40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延平</text:p>
          </table:table-cell>
          <table:table-cell office:value-type="float" office:value="9448" table:style-name="ce3">
            <text:p>9,448</text:p>
          </table:table-cell>
          <table:table-cell office:value-type="float" office:value="38454" table:style-name="ce3">
            <text:p>38,454</text:p>
          </table:table-cell>
          <table:table-cell office:value-type="float" office:value="19788" table:style-name="ce3">
            <text:p>19,788</text:p>
          </table:table-cell>
          <table:table-cell office:value-type="float" office:value="18666" table:style-name="ce3">
            <text:p>18,66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大同</text:p>
          </table:table-cell>
          <table:table-cell office:value-type="float" office:value="21674" table:style-name="ce3">
            <text:p>21,674</text:p>
          </table:table-cell>
          <table:table-cell office:value-type="float" office:value="95555" table:style-name="ce3">
            <text:p>95,555</text:p>
          </table:table-cell>
          <table:table-cell office:value-type="float" office:value="49559" table:style-name="ce3">
            <text:p>49,559</text:p>
          </table:table-cell>
          <table:table-cell office:value-type="float" office:value="45996" table:style-name="ce3">
            <text:p>45,99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中山</text:p>
          </table:table-cell>
          <table:table-cell office:value-type="float" office:value="66388" table:style-name="ce3">
            <text:p>66,388</text:p>
          </table:table-cell>
          <table:table-cell office:value-type="float" office:value="238157" table:style-name="ce3">
            <text:p>238,157</text:p>
          </table:table-cell>
          <table:table-cell office:value-type="float" office:value="122155" table:style-name="ce3">
            <text:p>122,155</text:p>
          </table:table-cell>
          <table:table-cell office:value-type="float" office:value="116002" table:style-name="ce3">
            <text:p>116,00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內湖</text:p>
          </table:table-cell>
          <table:table-cell office:value-type="float" office:value="22501" table:style-name="ce3">
            <text:p>22,501</text:p>
          </table:table-cell>
          <table:table-cell office:value-type="float" office:value="86342" table:style-name="ce3">
            <text:p>86,342</text:p>
          </table:table-cell>
          <table:table-cell office:value-type="float" office:value="44592" table:style-name="ce3">
            <text:p>44,592</text:p>
          </table:table-cell>
          <table:table-cell office:value-type="float" office:value="41750" table:style-name="ce3">
            <text:p>41,75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南港</text:p>
          </table:table-cell>
          <table:table-cell office:value-type="float" office:value="21711" table:style-name="ce3">
            <text:p>21,711</text:p>
          </table:table-cell>
          <table:table-cell office:value-type="float" office:value="91553" table:style-name="ce3">
            <text:p>91,553</text:p>
          </table:table-cell>
          <table:table-cell office:value-type="float" office:value="48187" table:style-name="ce3">
            <text:p>48,187</text:p>
          </table:table-cell>
          <table:table-cell office:value-type="float" office:value="43366" table:style-name="ce3">
            <text:p>43,36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木柵</text:p>
          </table:table-cell>
          <table:table-cell office:value-type="float" office:value="18645" table:style-name="ce3">
            <text:p>18,645</text:p>
          </table:table-cell>
          <table:table-cell office:value-type="float" office:value="74255" table:style-name="ce3">
            <text:p>74,255</text:p>
          </table:table-cell>
          <table:table-cell office:value-type="float" office:value="38514" table:style-name="ce3">
            <text:p>38,514</text:p>
          </table:table-cell>
          <table:table-cell office:value-type="float" office:value="35741" table:style-name="ce3">
            <text:p>35,741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景美</text:p>
          </table:table-cell>
          <table:table-cell office:value-type="float" office:value="27379" table:style-name="ce3">
            <text:p>27,379</text:p>
          </table:table-cell>
          <table:table-cell office:value-type="float" office:value="99442" table:style-name="ce3">
            <text:p>99,442</text:p>
          </table:table-cell>
          <table:table-cell office:value-type="float" office:value="51317" table:style-name="ce3">
            <text:p>51,317</text:p>
          </table:table-cell>
          <table:table-cell office:value-type="float" office:value="48125" table:style-name="ce3">
            <text:p>48,12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士林</text:p>
          </table:table-cell>
          <table:table-cell office:value-type="float" office:value="56151" table:style-name="ce3">
            <text:p>56,151</text:p>
          </table:table-cell>
          <table:table-cell office:value-type="float" office:value="232655" table:style-name="ce3">
            <text:p>232,655</text:p>
          </table:table-cell>
          <table:table-cell office:value-type="float" office:value="118161" table:style-name="ce3">
            <text:p>118,161</text:p>
          </table:table-cell>
          <table:table-cell office:value-type="float" office:value="114494" table:style-name="ce3">
            <text:p>114,49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北投</text:p>
          </table:table-cell>
          <table:table-cell office:value-type="float" office:value="47149" table:style-name="ce3">
            <text:p>47,149</text:p>
          </table:table-cell>
          <table:table-cell office:value-type="float" office:value="193334" table:style-name="ce3">
            <text:p>193,334</text:p>
          </table:table-cell>
          <table:table-cell office:value-type="float" office:value="98418" table:style-name="ce3">
            <text:p>98,418</text:p>
          </table:table-cell>
          <table:table-cell office:value-type="float" office:value="94916" table:style-name="ce3">
            <text:p>94,916</text:p>
          </table:table-cell>
          <table:table-cell table:number-columns-repeated="16379"/>
        </table:table-row>
        <table:table-row table:number-rows-repeated="1048556" table:style-name="ro1">
          <table:table-cell table:number-columns-repeated="16384"/>
        </table:table-row>
      </table:table>
      <table:table table:name="71年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16379" table:default-cell-style-name="ce1"/>
        <table:table-row table:style-name="ro1">
          <table:table-cell office:value-type="string" table:number-columns-spanned="5" table:number-rows-spanned="1" table:style-name="ce4">
            <text:p>臺北市71年各行政區戶數、人口數統計表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4">
            <text:p>區　別</text:p>
          </table:table-cell>
          <table:table-cell office:value-type="string" table:number-columns-spanned="1" table:number-rows-spanned="2" table:style-name="ce4">
            <text:p>戶　數</text:p>
          </table:table-cell>
          <table:table-cell office:value-type="string" table:number-columns-spanned="3" table:number-rows-spanned="1" table:style-name="ce4">
            <text:p>人　口　數</text:p>
          </table:table-cell>
          <table:covered-table-cell table:number-columns-repeated="2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">
            <text:p>總計</text:p>
          </table:table-cell>
          <table:table-cell office:value-type="string" table:style-name="ce2">
            <text:p>男</text:p>
          </table:table-cell>
          <table:table-cell office:value-type="string" table:style-name="ce2">
            <text:p>女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總　計</text:p>
          </table:table-cell>
          <table:table-cell office:value-type="float" office:value="608807" table:style-name="ce3">
            <text:p>608,807</text:p>
          </table:table-cell>
          <table:table-cell office:value-type="float" office:value="2327641" table:style-name="ce3">
            <text:p>2,327,641</text:p>
          </table:table-cell>
          <table:table-cell office:value-type="float" office:value="1197594" table:style-name="ce3">
            <text:p>1,197,594</text:p>
          </table:table-cell>
          <table:table-cell office:value-type="float" office:value="1130047" table:style-name="ce3">
            <text:p>1,130,047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松山</text:p>
          </table:table-cell>
          <table:table-cell office:value-type="float" office:value="105586" table:style-name="ce3">
            <text:p>105,586</text:p>
          </table:table-cell>
          <table:table-cell office:value-type="float" office:value="391337" table:style-name="ce3">
            <text:p>391,337</text:p>
          </table:table-cell>
          <table:table-cell office:value-type="float" office:value="201410" table:style-name="ce3">
            <text:p>201,410</text:p>
          </table:table-cell>
          <table:table-cell office:value-type="float" office:value="139927" table:style-name="ce3">
            <text:p>139,927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大安</text:p>
          </table:table-cell>
          <table:table-cell office:value-type="float" office:value="80577" table:style-name="ce3">
            <text:p>80,577</text:p>
          </table:table-cell>
          <table:table-cell office:value-type="float" office:value="288039" table:style-name="ce3">
            <text:p>288,039</text:p>
          </table:table-cell>
          <table:table-cell office:value-type="float" office:value="147233" table:style-name="ce3">
            <text:p>147,233</text:p>
          </table:table-cell>
          <table:table-cell office:value-type="float" office:value="140806" table:style-name="ce3">
            <text:p>140,80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古亭</text:p>
          </table:table-cell>
          <table:table-cell office:value-type="float" office:value="48518" table:style-name="ce3">
            <text:p>48,518</text:p>
          </table:table-cell>
          <table:table-cell office:value-type="float" office:value="181569" table:style-name="ce3">
            <text:p>181,569</text:p>
          </table:table-cell>
          <table:table-cell office:value-type="float" office:value="95702" table:style-name="ce3">
            <text:p>95,702</text:p>
          </table:table-cell>
          <table:table-cell office:value-type="float" office:value="85867" table:style-name="ce3">
            <text:p>85,867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雙園</text:p>
          </table:table-cell>
          <table:table-cell office:value-type="float" office:value="32034" table:style-name="ce3">
            <text:p>32,034</text:p>
          </table:table-cell>
          <table:table-cell office:value-type="float" office:value="136950" table:style-name="ce3">
            <text:p>136,950</text:p>
          </table:table-cell>
          <table:table-cell office:value-type="float" office:value="70912" table:style-name="ce3">
            <text:p>70,912</text:p>
          </table:table-cell>
          <table:table-cell office:value-type="float" office:value="66038" table:style-name="ce3">
            <text:p>66,03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龍山</text:p>
          </table:table-cell>
          <table:table-cell office:value-type="float" office:value="12403" table:style-name="ce3">
            <text:p>12,403</text:p>
          </table:table-cell>
          <table:table-cell office:value-type="float" office:value="50662" table:style-name="ce3">
            <text:p>50,662</text:p>
          </table:table-cell>
          <table:table-cell office:value-type="float" office:value="26164" table:style-name="ce3">
            <text:p>26,164</text:p>
          </table:table-cell>
          <table:table-cell office:value-type="float" office:value="24498" table:style-name="ce3">
            <text:p>24,49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城中</text:p>
          </table:table-cell>
          <table:table-cell office:value-type="float" office:value="15671" table:style-name="ce3">
            <text:p>15,671</text:p>
          </table:table-cell>
          <table:table-cell office:value-type="float" office:value="55662" table:style-name="ce3">
            <text:p>55,662</text:p>
          </table:table-cell>
          <table:table-cell office:value-type="float" office:value="29319" table:style-name="ce3">
            <text:p>29,319</text:p>
          </table:table-cell>
          <table:table-cell office:value-type="float" office:value="26343" table:style-name="ce3">
            <text:p>26,34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建成</text:p>
          </table:table-cell>
          <table:table-cell office:value-type="float" office:value="8497" table:style-name="ce3">
            <text:p>8,497</text:p>
          </table:table-cell>
          <table:table-cell office:value-type="float" office:value="34773" table:style-name="ce3">
            <text:p>34,773</text:p>
          </table:table-cell>
          <table:table-cell office:value-type="float" office:value="17699" table:style-name="ce3">
            <text:p>17,699</text:p>
          </table:table-cell>
          <table:table-cell office:value-type="float" office:value="17074" table:style-name="ce3">
            <text:p>17,07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延平</text:p>
          </table:table-cell>
          <table:table-cell office:value-type="float" office:value="9452" table:style-name="ce3">
            <text:p>9,452</text:p>
          </table:table-cell>
          <table:table-cell office:value-type="float" office:value="37839" table:style-name="ce3">
            <text:p>37,839</text:p>
          </table:table-cell>
          <table:table-cell office:value-type="float" office:value="19423" table:style-name="ce3">
            <text:p>19,423</text:p>
          </table:table-cell>
          <table:table-cell office:value-type="float" office:value="18416" table:style-name="ce3">
            <text:p>18,41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大同</text:p>
          </table:table-cell>
          <table:table-cell office:value-type="float" office:value="21928" table:style-name="ce3">
            <text:p>21,928</text:p>
          </table:table-cell>
          <table:table-cell office:value-type="float" office:value="93926" table:style-name="ce3">
            <text:p>93,926</text:p>
          </table:table-cell>
          <table:table-cell office:value-type="float" office:value="48573" table:style-name="ce3">
            <text:p>48,573</text:p>
          </table:table-cell>
          <table:table-cell office:value-type="float" office:value="45353" table:style-name="ce3">
            <text:p>45,35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中山</text:p>
          </table:table-cell>
          <table:table-cell office:value-type="float" office:value="68136" table:style-name="ce3">
            <text:p>68,136</text:p>
          </table:table-cell>
          <table:table-cell office:value-type="float" office:value="241649" table:style-name="ce3">
            <text:p>241,649</text:p>
          </table:table-cell>
          <table:table-cell office:value-type="float" office:value="123725" table:style-name="ce3">
            <text:p>123,725</text:p>
          </table:table-cell>
          <table:table-cell office:value-type="float" office:value="117924" table:style-name="ce3">
            <text:p>117,92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內湖</text:p>
          </table:table-cell>
          <table:table-cell office:value-type="float" office:value="25815" table:style-name="ce3">
            <text:p>25,815</text:p>
          </table:table-cell>
          <table:table-cell office:value-type="float" office:value="97846" table:style-name="ce3">
            <text:p>97,846</text:p>
          </table:table-cell>
          <table:table-cell office:value-type="float" office:value="50463" table:style-name="ce3">
            <text:p>50,463</text:p>
          </table:table-cell>
          <table:table-cell office:value-type="float" office:value="47383" table:style-name="ce3">
            <text:p>47,38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南港</text:p>
          </table:table-cell>
          <table:table-cell office:value-type="float" office:value="22766" table:style-name="ce3">
            <text:p>22,766</text:p>
          </table:table-cell>
          <table:table-cell office:value-type="float" office:value="95442" table:style-name="ce3">
            <text:p>95,442</text:p>
          </table:table-cell>
          <table:table-cell office:value-type="float" office:value="49801" table:style-name="ce3">
            <text:p>49,801</text:p>
          </table:table-cell>
          <table:table-cell office:value-type="float" office:value="45641" table:style-name="ce3">
            <text:p>45,641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木柵</text:p>
          </table:table-cell>
          <table:table-cell office:value-type="float" office:value="20047" table:style-name="ce3">
            <text:p>20,047</text:p>
          </table:table-cell>
          <table:table-cell office:value-type="float" office:value="77666" table:style-name="ce3">
            <text:p>77,666</text:p>
          </table:table-cell>
          <table:table-cell office:value-type="float" office:value="40224" table:style-name="ce3">
            <text:p>40,224</text:p>
          </table:table-cell>
          <table:table-cell office:value-type="float" office:value="37442" table:style-name="ce3">
            <text:p>37,44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景美</text:p>
          </table:table-cell>
          <table:table-cell office:value-type="float" office:value="28811" table:style-name="ce3">
            <text:p>28,811</text:p>
          </table:table-cell>
          <table:table-cell office:value-type="float" office:value="103942" table:style-name="ce3">
            <text:p>103,942</text:p>
          </table:table-cell>
          <table:table-cell office:value-type="float" office:value="53507" table:style-name="ce3">
            <text:p>53,507</text:p>
          </table:table-cell>
          <table:table-cell office:value-type="float" office:value="50435" table:style-name="ce3">
            <text:p>50,43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士林</text:p>
          </table:table-cell>
          <table:table-cell office:value-type="float" office:value="59121" table:style-name="ce3">
            <text:p>59,121</text:p>
          </table:table-cell>
          <table:table-cell office:value-type="float" office:value="241127" table:style-name="ce3">
            <text:p>241,127</text:p>
          </table:table-cell>
          <table:table-cell office:value-type="float" office:value="122267" table:style-name="ce3">
            <text:p>122,267</text:p>
          </table:table-cell>
          <table:table-cell office:value-type="float" office:value="118860" table:style-name="ce3">
            <text:p>118,86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北投</text:p>
          </table:table-cell>
          <table:table-cell office:value-type="float" office:value="49445" table:style-name="ce3">
            <text:p>49,445</text:p>
          </table:table-cell>
          <table:table-cell office:value-type="float" office:value="199212" table:style-name="ce3">
            <text:p>199,212</text:p>
          </table:table-cell>
          <table:table-cell office:value-type="float" office:value="101172" table:style-name="ce3">
            <text:p>101,172</text:p>
          </table:table-cell>
          <table:table-cell office:value-type="float" office:value="98040" table:style-name="ce3">
            <text:p>98,040</text:p>
          </table:table-cell>
          <table:table-cell table:number-columns-repeated="16379"/>
        </table:table-row>
        <table:table-row table:number-rows-repeated="1048556" table:style-name="ro1">
          <table:table-cell table:number-columns-repeated="16384"/>
        </table:table-row>
      </table:table>
      <table:table table:name="72年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16379" table:default-cell-style-name="ce1"/>
        <table:table-row table:style-name="ro1">
          <table:table-cell office:value-type="string" table:number-columns-spanned="5" table:number-rows-spanned="1" table:style-name="ce4">
            <text:p>臺北市72年各行政區戶數、人口數統計表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4">
            <text:p>區　別</text:p>
          </table:table-cell>
          <table:table-cell office:value-type="string" table:number-columns-spanned="1" table:number-rows-spanned="2" table:style-name="ce4">
            <text:p>戶　數</text:p>
          </table:table-cell>
          <table:table-cell office:value-type="string" table:number-columns-spanned="3" table:number-rows-spanned="1" table:style-name="ce4">
            <text:p>人　口　數</text:p>
          </table:table-cell>
          <table:covered-table-cell table:number-columns-repeated="2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">
            <text:p>總計</text:p>
          </table:table-cell>
          <table:table-cell office:value-type="string" table:style-name="ce2">
            <text:p>男</text:p>
          </table:table-cell>
          <table:table-cell office:value-type="string" table:style-name="ce2">
            <text:p>女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總　計</text:p>
          </table:table-cell>
          <table:table-cell office:value-type="float" office:value="628780" table:style-name="ce3">
            <text:p>628,780</text:p>
          </table:table-cell>
          <table:table-cell office:value-type="float" office:value="2388374" table:style-name="ce3">
            <text:p>2,388,374</text:p>
          </table:table-cell>
          <table:table-cell office:value-type="float" office:value="1225675" table:style-name="ce3">
            <text:p>1,225,675</text:p>
          </table:table-cell>
          <table:table-cell office:value-type="float" office:value="1162699" table:style-name="ce3">
            <text:p>1,162,69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松山</text:p>
          </table:table-cell>
          <table:table-cell office:value-type="float" office:value="109210" table:style-name="ce3">
            <text:p>109,210</text:p>
          </table:table-cell>
          <table:table-cell office:value-type="float" office:value="402922" table:style-name="ce3">
            <text:p>402,922</text:p>
          </table:table-cell>
          <table:table-cell office:value-type="float" office:value="206753" table:style-name="ce3">
            <text:p>206,753</text:p>
          </table:table-cell>
          <table:table-cell office:value-type="float" office:value="196169" table:style-name="ce3">
            <text:p>196,16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大安</text:p>
          </table:table-cell>
          <table:table-cell office:value-type="float" office:value="82402" table:style-name="ce3">
            <text:p>82,402</text:p>
          </table:table-cell>
          <table:table-cell office:value-type="float" office:value="294851" table:style-name="ce3">
            <text:p>294,851</text:p>
          </table:table-cell>
          <table:table-cell office:value-type="float" office:value="150521" table:style-name="ce3">
            <text:p>150,521</text:p>
          </table:table-cell>
          <table:table-cell office:value-type="float" office:value="144330" table:style-name="ce3">
            <text:p>144,33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古亭</text:p>
          </table:table-cell>
          <table:table-cell office:value-type="float" office:value="48572" table:style-name="ce3">
            <text:p>48,572</text:p>
          </table:table-cell>
          <table:table-cell office:value-type="float" office:value="180236" table:style-name="ce3">
            <text:p>180,236</text:p>
          </table:table-cell>
          <table:table-cell office:value-type="float" office:value="94642" table:style-name="ce3">
            <text:p>94,642</text:p>
          </table:table-cell>
          <table:table-cell office:value-type="float" office:value="85594" table:style-name="ce3">
            <text:p>85,59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雙園</text:p>
          </table:table-cell>
          <table:table-cell office:value-type="float" office:value="32398" table:style-name="ce3">
            <text:p>32,398</text:p>
          </table:table-cell>
          <table:table-cell office:value-type="float" office:value="137889" table:style-name="ce3">
            <text:p>137,889</text:p>
          </table:table-cell>
          <table:table-cell office:value-type="float" office:value="71232" table:style-name="ce3">
            <text:p>71,232</text:p>
          </table:table-cell>
          <table:table-cell office:value-type="float" office:value="66657" table:style-name="ce3">
            <text:p>66,657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龍山</text:p>
          </table:table-cell>
          <table:table-cell office:value-type="float" office:value="12782" table:style-name="ce3">
            <text:p>12,782</text:p>
          </table:table-cell>
          <table:table-cell office:value-type="float" office:value="51550" table:style-name="ce3">
            <text:p>51,550</text:p>
          </table:table-cell>
          <table:table-cell office:value-type="float" office:value="26472" table:style-name="ce3">
            <text:p>26,472</text:p>
          </table:table-cell>
          <table:table-cell office:value-type="float" office:value="25078" table:style-name="ce3">
            <text:p>25,07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城中</text:p>
          </table:table-cell>
          <table:table-cell office:value-type="float" office:value="15845" table:style-name="ce3">
            <text:p>15,845</text:p>
          </table:table-cell>
          <table:table-cell office:value-type="float" office:value="55365" table:style-name="ce3">
            <text:p>55,365</text:p>
          </table:table-cell>
          <table:table-cell office:value-type="float" office:value="29408" table:style-name="ce3">
            <text:p>29,408</text:p>
          </table:table-cell>
          <table:table-cell office:value-type="float" office:value="25957" table:style-name="ce3">
            <text:p>25,957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建成</text:p>
          </table:table-cell>
          <table:table-cell office:value-type="float" office:value="8451" table:style-name="ce3">
            <text:p>8,451</text:p>
          </table:table-cell>
          <table:table-cell office:value-type="float" office:value="34560" table:style-name="ce3">
            <text:p>34,560</text:p>
          </table:table-cell>
          <table:table-cell office:value-type="float" office:value="17473" table:style-name="ce3">
            <text:p>17,473</text:p>
          </table:table-cell>
          <table:table-cell office:value-type="float" office:value="17087" table:style-name="ce3">
            <text:p>17,087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延平</text:p>
          </table:table-cell>
          <table:table-cell office:value-type="float" office:value="9417" table:style-name="ce3">
            <text:p>9,417</text:p>
          </table:table-cell>
          <table:table-cell office:value-type="float" office:value="37250" table:style-name="ce3">
            <text:p>37,250</text:p>
          </table:table-cell>
          <table:table-cell office:value-type="float" office:value="19100" table:style-name="ce3">
            <text:p>19,100</text:p>
          </table:table-cell>
          <table:table-cell office:value-type="float" office:value="18150" table:style-name="ce3">
            <text:p>18,15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大同</text:p>
          </table:table-cell>
          <table:table-cell office:value-type="float" office:value="21968" table:style-name="ce3">
            <text:p>21,968</text:p>
          </table:table-cell>
          <table:table-cell office:value-type="float" office:value="92884" table:style-name="ce3">
            <text:p>92,884</text:p>
          </table:table-cell>
          <table:table-cell office:value-type="float" office:value="47838" table:style-name="ce3">
            <text:p>47,838</text:p>
          </table:table-cell>
          <table:table-cell office:value-type="float" office:value="45046" table:style-name="ce3">
            <text:p>45,04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中山</text:p>
          </table:table-cell>
          <table:table-cell office:value-type="float" office:value="70630" table:style-name="ce3">
            <text:p>70,630</text:p>
          </table:table-cell>
          <table:table-cell office:value-type="float" office:value="247415" table:style-name="ce3">
            <text:p>247,415</text:p>
          </table:table-cell>
          <table:table-cell office:value-type="float" office:value="125849" table:style-name="ce3">
            <text:p>125,849</text:p>
          </table:table-cell>
          <table:table-cell office:value-type="float" office:value="121566" table:style-name="ce3">
            <text:p>121,56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內湖</text:p>
          </table:table-cell>
          <table:table-cell office:value-type="float" office:value="29114" table:style-name="ce3">
            <text:p>29,114</text:p>
          </table:table-cell>
          <table:table-cell office:value-type="float" office:value="109540" table:style-name="ce3">
            <text:p>109,540</text:p>
          </table:table-cell>
          <table:table-cell office:value-type="float" office:value="56586" table:style-name="ce3">
            <text:p>56,586</text:p>
          </table:table-cell>
          <table:table-cell office:value-type="float" office:value="52954" table:style-name="ce3">
            <text:p>52,95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南港</text:p>
          </table:table-cell>
          <table:table-cell office:value-type="float" office:value="24181" table:style-name="ce3">
            <text:p>24,181</text:p>
          </table:table-cell>
          <table:table-cell office:value-type="float" office:value="100692" table:style-name="ce3">
            <text:p>100,692</text:p>
          </table:table-cell>
          <table:table-cell office:value-type="float" office:value="52224" table:style-name="ce3">
            <text:p>52,224</text:p>
          </table:table-cell>
          <table:table-cell office:value-type="float" office:value="48468" table:style-name="ce3">
            <text:p>48,46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木柵</text:p>
          </table:table-cell>
          <table:table-cell office:value-type="float" office:value="21653" table:style-name="ce3">
            <text:p>21,653</text:p>
          </table:table-cell>
          <table:table-cell office:value-type="float" office:value="82449" table:style-name="ce3">
            <text:p>82,449</text:p>
          </table:table-cell>
          <table:table-cell office:value-type="float" office:value="42651" table:style-name="ce3">
            <text:p>42,651</text:p>
          </table:table-cell>
          <table:table-cell office:value-type="float" office:value="39798" table:style-name="ce3">
            <text:p>39,79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景美</text:p>
          </table:table-cell>
          <table:table-cell office:value-type="float" office:value="29976" table:style-name="ce3">
            <text:p>29,976</text:p>
          </table:table-cell>
          <table:table-cell office:value-type="float" office:value="107972" table:style-name="ce3">
            <text:p>107,972</text:p>
          </table:table-cell>
          <table:table-cell office:value-type="float" office:value="55413" table:style-name="ce3">
            <text:p>55,413</text:p>
          </table:table-cell>
          <table:table-cell office:value-type="float" office:value="52559" table:style-name="ce3">
            <text:p>52,55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士林</text:p>
          </table:table-cell>
          <table:table-cell office:value-type="float" office:value="61377" table:style-name="ce3">
            <text:p>61,377</text:p>
          </table:table-cell>
          <table:table-cell office:value-type="float" office:value="248709" table:style-name="ce3">
            <text:p>248,709</text:p>
          </table:table-cell>
          <table:table-cell office:value-type="float" office:value="125970" table:style-name="ce3">
            <text:p>125,970</text:p>
          </table:table-cell>
          <table:table-cell office:value-type="float" office:value="122739" table:style-name="ce3">
            <text:p>122,73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北投</text:p>
          </table:table-cell>
          <table:table-cell office:value-type="float" office:value="50804" table:style-name="ce3">
            <text:p>50,804</text:p>
          </table:table-cell>
          <table:table-cell office:value-type="float" office:value="204090" table:style-name="ce3">
            <text:p>204,090</text:p>
          </table:table-cell>
          <table:table-cell office:value-type="float" office:value="103543" table:style-name="ce3">
            <text:p>103,543</text:p>
          </table:table-cell>
          <table:table-cell office:value-type="float" office:value="100547" table:style-name="ce3">
            <text:p>100,547</text:p>
          </table:table-cell>
          <table:table-cell table:number-columns-repeated="16379"/>
        </table:table-row>
        <table:table-row table:number-rows-repeated="1048556" table:style-name="ro1">
          <table:table-cell table:number-columns-repeated="16384"/>
        </table:table-row>
      </table:table>
      <table:table table:name="73年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16379" table:default-cell-style-name="ce1"/>
        <table:table-row table:style-name="ro1">
          <table:table-cell office:value-type="string" table:number-columns-spanned="5" table:number-rows-spanned="1" table:style-name="ce4">
            <text:p>臺北市73年各行政區戶數、人口數統計表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4">
            <text:p>區　別</text:p>
          </table:table-cell>
          <table:table-cell office:value-type="string" table:number-columns-spanned="1" table:number-rows-spanned="2" table:style-name="ce4">
            <text:p>戶　數</text:p>
          </table:table-cell>
          <table:table-cell office:value-type="string" table:number-columns-spanned="3" table:number-rows-spanned="1" table:style-name="ce4">
            <text:p>人　口　數</text:p>
          </table:table-cell>
          <table:covered-table-cell table:number-columns-repeated="2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">
            <text:p>總計</text:p>
          </table:table-cell>
          <table:table-cell office:value-type="string" table:style-name="ce2">
            <text:p>男</text:p>
          </table:table-cell>
          <table:table-cell office:value-type="string" table:style-name="ce2">
            <text:p>女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總　計</text:p>
          </table:table-cell>
          <table:table-cell office:value-type="float" office:value="646915" table:style-name="ce3">
            <text:p>646,915</text:p>
          </table:table-cell>
          <table:table-cell office:value-type="float" office:value="2449702" table:style-name="ce3">
            <text:p>2,449,702</text:p>
          </table:table-cell>
          <table:table-cell office:value-type="float" office:value="1253640" table:style-name="ce3">
            <text:p>1,253,640</text:p>
          </table:table-cell>
          <table:table-cell office:value-type="float" office:value="1196062" table:style-name="ce3">
            <text:p>1,196,06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松山</text:p>
          </table:table-cell>
          <table:table-cell office:value-type="float" office:value="111888" table:style-name="ce3">
            <text:p>111,888</text:p>
          </table:table-cell>
          <table:table-cell office:value-type="float" office:value="414563" table:style-name="ce3">
            <text:p>414,563</text:p>
          </table:table-cell>
          <table:table-cell office:value-type="float" office:value="211964" table:style-name="ce3">
            <text:p>211,964</text:p>
          </table:table-cell>
          <table:table-cell office:value-type="float" office:value="202599" table:style-name="ce3">
            <text:p>202,59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大安</text:p>
          </table:table-cell>
          <table:table-cell office:value-type="float" office:value="84155" table:style-name="ce3">
            <text:p>84,155</text:p>
          </table:table-cell>
          <table:table-cell office:value-type="float" office:value="300718" table:style-name="ce3">
            <text:p>300,718</text:p>
          </table:table-cell>
          <table:table-cell office:value-type="float" office:value="153054" table:style-name="ce3">
            <text:p>153,054</text:p>
          </table:table-cell>
          <table:table-cell office:value-type="float" office:value="147664" table:style-name="ce3">
            <text:p>147,66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古亭</text:p>
          </table:table-cell>
          <table:table-cell office:value-type="float" office:value="49100" table:style-name="ce3">
            <text:p>49,100</text:p>
          </table:table-cell>
          <table:table-cell office:value-type="float" office:value="179608" table:style-name="ce3">
            <text:p>179,608</text:p>
          </table:table-cell>
          <table:table-cell office:value-type="float" office:value="94039" table:style-name="ce3">
            <text:p>94,039</text:p>
          </table:table-cell>
          <table:table-cell office:value-type="float" office:value="85569" table:style-name="ce3">
            <text:p>85,56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雙園</text:p>
          </table:table-cell>
          <table:table-cell office:value-type="float" office:value="32756" table:style-name="ce3">
            <text:p>32,756</text:p>
          </table:table-cell>
          <table:table-cell office:value-type="float" office:value="138427" table:style-name="ce3">
            <text:p>138,427</text:p>
          </table:table-cell>
          <table:table-cell office:value-type="float" office:value="71549" table:style-name="ce3">
            <text:p>71,549</text:p>
          </table:table-cell>
          <table:table-cell office:value-type="float" office:value="66878" table:style-name="ce3">
            <text:p>66,87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龍山</text:p>
          </table:table-cell>
          <table:table-cell office:value-type="float" office:value="12419" table:style-name="ce3">
            <text:p>12,419</text:p>
          </table:table-cell>
          <table:table-cell office:value-type="float" office:value="50423" table:style-name="ce3">
            <text:p>50,423</text:p>
          </table:table-cell>
          <table:table-cell office:value-type="float" office:value="25769" table:style-name="ce3">
            <text:p>25,769</text:p>
          </table:table-cell>
          <table:table-cell office:value-type="float" office:value="24654" table:style-name="ce3">
            <text:p>24,65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城中</text:p>
          </table:table-cell>
          <table:table-cell office:value-type="float" office:value="15779" table:style-name="ce3">
            <text:p>15,779</text:p>
          </table:table-cell>
          <table:table-cell office:value-type="float" office:value="55226" table:style-name="ce3">
            <text:p>55,226</text:p>
          </table:table-cell>
          <table:table-cell office:value-type="float" office:value="29163" table:style-name="ce3">
            <text:p>29,163</text:p>
          </table:table-cell>
          <table:table-cell office:value-type="float" office:value="26063" table:style-name="ce3">
            <text:p>26,06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建成</text:p>
          </table:table-cell>
          <table:table-cell office:value-type="float" office:value="8314" table:style-name="ce3">
            <text:p>8,314</text:p>
          </table:table-cell>
          <table:table-cell office:value-type="float" office:value="33812" table:style-name="ce3">
            <text:p>33,812</text:p>
          </table:table-cell>
          <table:table-cell office:value-type="float" office:value="17143" table:style-name="ce3">
            <text:p>17,143</text:p>
          </table:table-cell>
          <table:table-cell office:value-type="float" office:value="16669" table:style-name="ce3">
            <text:p>16,66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延平</text:p>
          </table:table-cell>
          <table:table-cell office:value-type="float" office:value="9229" table:style-name="ce3">
            <text:p>9,229</text:p>
          </table:table-cell>
          <table:table-cell office:value-type="float" office:value="36270" table:style-name="ce3">
            <text:p>36,270</text:p>
          </table:table-cell>
          <table:table-cell office:value-type="float" office:value="18659" table:style-name="ce3">
            <text:p>18,659</text:p>
          </table:table-cell>
          <table:table-cell office:value-type="float" office:value="17611" table:style-name="ce3">
            <text:p>17,611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大同</text:p>
          </table:table-cell>
          <table:table-cell office:value-type="float" office:value="21677" table:style-name="ce3">
            <text:p>21,677</text:p>
          </table:table-cell>
          <table:table-cell office:value-type="float" office:value="90498" table:style-name="ce3">
            <text:p>90,498</text:p>
          </table:table-cell>
          <table:table-cell office:value-type="float" office:value="46463" table:style-name="ce3">
            <text:p>46,463</text:p>
          </table:table-cell>
          <table:table-cell office:value-type="float" office:value="44035" table:style-name="ce3">
            <text:p>44,03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中山</text:p>
          </table:table-cell>
          <table:table-cell office:value-type="float" office:value="72274" table:style-name="ce3">
            <text:p>72,274</text:p>
          </table:table-cell>
          <table:table-cell office:value-type="float" office:value="253008" table:style-name="ce3">
            <text:p>253,008</text:p>
          </table:table-cell>
          <table:table-cell office:value-type="float" office:value="128240" table:style-name="ce3">
            <text:p>128,240</text:p>
          </table:table-cell>
          <table:table-cell office:value-type="float" office:value="124768" table:style-name="ce3">
            <text:p>124,76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內湖</text:p>
          </table:table-cell>
          <table:table-cell office:value-type="float" office:value="34121" table:style-name="ce3">
            <text:p>34,121</text:p>
          </table:table-cell>
          <table:table-cell office:value-type="float" office:value="126789" table:style-name="ce3">
            <text:p>126,789</text:p>
          </table:table-cell>
          <table:table-cell office:value-type="float" office:value="65012" table:style-name="ce3">
            <text:p>65,012</text:p>
          </table:table-cell>
          <table:table-cell office:value-type="float" office:value="61777" table:style-name="ce3">
            <text:p>61,777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南港</text:p>
          </table:table-cell>
          <table:table-cell office:value-type="float" office:value="24690" table:style-name="ce3">
            <text:p>24,690</text:p>
          </table:table-cell>
          <table:table-cell office:value-type="float" office:value="103050" table:style-name="ce3">
            <text:p>103,050</text:p>
          </table:table-cell>
          <table:table-cell office:value-type="float" office:value="53302" table:style-name="ce3">
            <text:p>53,302</text:p>
          </table:table-cell>
          <table:table-cell office:value-type="float" office:value="49748" table:style-name="ce3">
            <text:p>49,74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木柵</text:p>
          </table:table-cell>
          <table:table-cell office:value-type="float" office:value="22631" table:style-name="ce3">
            <text:p>22,631</text:p>
          </table:table-cell>
          <table:table-cell office:value-type="float" office:value="85834" table:style-name="ce3">
            <text:p>85,834</text:p>
          </table:table-cell>
          <table:table-cell office:value-type="float" office:value="44333" table:style-name="ce3">
            <text:p>44,333</text:p>
          </table:table-cell>
          <table:table-cell office:value-type="float" office:value="41501" table:style-name="ce3">
            <text:p>41,501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景美</text:p>
          </table:table-cell>
          <table:table-cell office:value-type="float" office:value="31123" table:style-name="ce3">
            <text:p>31,123</text:p>
          </table:table-cell>
          <table:table-cell office:value-type="float" office:value="113092" table:style-name="ce3">
            <text:p>113,092</text:p>
          </table:table-cell>
          <table:table-cell office:value-type="float" office:value="57918" table:style-name="ce3">
            <text:p>57,918</text:p>
          </table:table-cell>
          <table:table-cell office:value-type="float" office:value="55174" table:style-name="ce3">
            <text:p>55,17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士林</text:p>
          </table:table-cell>
          <table:table-cell office:value-type="float" office:value="63888" table:style-name="ce3">
            <text:p>63,888</text:p>
          </table:table-cell>
          <table:table-cell office:value-type="float" office:value="257102" table:style-name="ce3">
            <text:p>257,102</text:p>
          </table:table-cell>
          <table:table-cell office:value-type="float" office:value="130074" table:style-name="ce3">
            <text:p>130,074</text:p>
          </table:table-cell>
          <table:table-cell office:value-type="float" office:value="127028" table:style-name="ce3">
            <text:p>127,02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北投</text:p>
          </table:table-cell>
          <table:table-cell office:value-type="float" office:value="52871" table:style-name="ce3">
            <text:p>52,871</text:p>
          </table:table-cell>
          <table:table-cell office:value-type="float" office:value="211282" table:style-name="ce3">
            <text:p>211,282</text:p>
          </table:table-cell>
          <table:table-cell office:value-type="float" office:value="106958" table:style-name="ce3">
            <text:p>106,958</text:p>
          </table:table-cell>
          <table:table-cell office:value-type="float" office:value="104324" table:style-name="ce3">
            <text:p>104,324</text:p>
          </table:table-cell>
          <table:table-cell table:number-columns-repeated="16379"/>
        </table:table-row>
        <table:table-row table:number-rows-repeated="1048556" table:style-name="ro1">
          <table:table-cell table:number-columns-repeated="16384"/>
        </table:table-row>
      </table:table>
      <table:table table:name="74年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16379" table:default-cell-style-name="ce1"/>
        <table:table-row table:style-name="ro1">
          <table:table-cell office:value-type="string" table:number-columns-spanned="5" table:number-rows-spanned="1" table:style-name="ce4">
            <text:p>臺北市74年各行政區戶數、人口數統計表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4">
            <text:p>區　別</text:p>
          </table:table-cell>
          <table:table-cell office:value-type="string" table:number-columns-spanned="1" table:number-rows-spanned="2" table:style-name="ce4">
            <text:p>戶　數</text:p>
          </table:table-cell>
          <table:table-cell office:value-type="string" table:number-columns-spanned="3" table:number-rows-spanned="1" table:style-name="ce4">
            <text:p>人　口　數</text:p>
          </table:table-cell>
          <table:covered-table-cell table:number-columns-repeated="2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">
            <text:p>總計</text:p>
          </table:table-cell>
          <table:table-cell office:value-type="string" table:style-name="ce2">
            <text:p>男</text:p>
          </table:table-cell>
          <table:table-cell office:value-type="string" table:style-name="ce2">
            <text:p>女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總　計</text:p>
          </table:table-cell>
          <table:table-cell office:value-type="float" office:value="671257" table:style-name="ce3">
            <text:p>671,257</text:p>
          </table:table-cell>
          <table:table-cell office:value-type="float" office:value="2507620" table:style-name="ce3">
            <text:p>2,507,620</text:p>
          </table:table-cell>
          <table:table-cell office:value-type="float" office:value="1280553" table:style-name="ce3">
            <text:p>1,280,553</text:p>
          </table:table-cell>
          <table:table-cell office:value-type="float" office:value="1227067" table:style-name="ce3">
            <text:p>1,227,067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松山</text:p>
          </table:table-cell>
          <table:table-cell office:value-type="float" office:value="115394" table:style-name="ce3">
            <text:p>115,394</text:p>
          </table:table-cell>
          <table:table-cell office:value-type="float" office:value="423042" table:style-name="ce3">
            <text:p>423,042</text:p>
          </table:table-cell>
          <table:table-cell office:value-type="float" office:value="215595" table:style-name="ce3">
            <text:p>215,595</text:p>
          </table:table-cell>
          <table:table-cell office:value-type="float" office:value="207447" table:style-name="ce3">
            <text:p>207,447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大安</text:p>
          </table:table-cell>
          <table:table-cell office:value-type="float" office:value="87268" table:style-name="ce3">
            <text:p>87,268</text:p>
          </table:table-cell>
          <table:table-cell office:value-type="float" office:value="307239" table:style-name="ce3">
            <text:p>307,239</text:p>
          </table:table-cell>
          <table:table-cell office:value-type="float" office:value="156251" table:style-name="ce3">
            <text:p>156,251</text:p>
          </table:table-cell>
          <table:table-cell office:value-type="float" office:value="150988" table:style-name="ce3">
            <text:p>150,98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古亭</text:p>
          </table:table-cell>
          <table:table-cell office:value-type="float" office:value="50114" table:style-name="ce3">
            <text:p>50,114</text:p>
          </table:table-cell>
          <table:table-cell office:value-type="float" office:value="179456" table:style-name="ce3">
            <text:p>179,456</text:p>
          </table:table-cell>
          <table:table-cell office:value-type="float" office:value="93641" table:style-name="ce3">
            <text:p>93,641</text:p>
          </table:table-cell>
          <table:table-cell office:value-type="float" office:value="85815" table:style-name="ce3">
            <text:p>85,81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雙園</text:p>
          </table:table-cell>
          <table:table-cell office:value-type="float" office:value="33234" table:style-name="ce3">
            <text:p>33,234</text:p>
          </table:table-cell>
          <table:table-cell office:value-type="float" office:value="138130" table:style-name="ce3">
            <text:p>138,130</text:p>
          </table:table-cell>
          <table:table-cell office:value-type="float" office:value="71327" table:style-name="ce3">
            <text:p>71,327</text:p>
          </table:table-cell>
          <table:table-cell office:value-type="float" office:value="66803" table:style-name="ce3">
            <text:p>66,80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龍山</text:p>
          </table:table-cell>
          <table:table-cell office:value-type="float" office:value="12423" table:style-name="ce3">
            <text:p>12,423</text:p>
          </table:table-cell>
          <table:table-cell office:value-type="float" office:value="49517" table:style-name="ce3">
            <text:p>49,517</text:p>
          </table:table-cell>
          <table:table-cell office:value-type="float" office:value="25280" table:style-name="ce3">
            <text:p>25,280</text:p>
          </table:table-cell>
          <table:table-cell office:value-type="float" office:value="24237" table:style-name="ce3">
            <text:p>24,237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城中</text:p>
          </table:table-cell>
          <table:table-cell office:value-type="float" office:value="15837" table:style-name="ce3">
            <text:p>15,837</text:p>
          </table:table-cell>
          <table:table-cell office:value-type="float" office:value="54874" table:style-name="ce3">
            <text:p>54,874</text:p>
          </table:table-cell>
          <table:table-cell office:value-type="float" office:value="28865" table:style-name="ce3">
            <text:p>28,865</text:p>
          </table:table-cell>
          <table:table-cell office:value-type="float" office:value="26009" table:style-name="ce3">
            <text:p>26,00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建成</text:p>
          </table:table-cell>
          <table:table-cell office:value-type="float" office:value="8178" table:style-name="ce3">
            <text:p>8,178</text:p>
          </table:table-cell>
          <table:table-cell office:value-type="float" office:value="32717" table:style-name="ce3">
            <text:p>32,717</text:p>
          </table:table-cell>
          <table:table-cell office:value-type="float" office:value="16583" table:style-name="ce3">
            <text:p>16,583</text:p>
          </table:table-cell>
          <table:table-cell office:value-type="float" office:value="16134" table:style-name="ce3">
            <text:p>16,13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延平</text:p>
          </table:table-cell>
          <table:table-cell office:value-type="float" office:value="9227" table:style-name="ce3">
            <text:p>9,227</text:p>
          </table:table-cell>
          <table:table-cell office:value-type="float" office:value="35536" table:style-name="ce3">
            <text:p>35,536</text:p>
          </table:table-cell>
          <table:table-cell office:value-type="float" office:value="18202" table:style-name="ce3">
            <text:p>18,202</text:p>
          </table:table-cell>
          <table:table-cell office:value-type="float" office:value="17334" table:style-name="ce3">
            <text:p>17,33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大同</text:p>
          </table:table-cell>
          <table:table-cell office:value-type="float" office:value="21779" table:style-name="ce3">
            <text:p>21,779</text:p>
          </table:table-cell>
          <table:table-cell office:value-type="float" office:value="89321" table:style-name="ce3">
            <text:p>89,321</text:p>
          </table:table-cell>
          <table:table-cell office:value-type="float" office:value="45856" table:style-name="ce3">
            <text:p>45,856</text:p>
          </table:table-cell>
          <table:table-cell office:value-type="float" office:value="43465" table:style-name="ce3">
            <text:p>43,46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中山</text:p>
          </table:table-cell>
          <table:table-cell office:value-type="float" office:value="75103" table:style-name="ce3">
            <text:p>75,103</text:p>
          </table:table-cell>
          <table:table-cell office:value-type="float" office:value="259518" table:style-name="ce3">
            <text:p>259,518</text:p>
          </table:table-cell>
          <table:table-cell office:value-type="float" office:value="130741" table:style-name="ce3">
            <text:p>130,741</text:p>
          </table:table-cell>
          <table:table-cell office:value-type="float" office:value="128777" table:style-name="ce3">
            <text:p>128,777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內湖</text:p>
          </table:table-cell>
          <table:table-cell office:value-type="float" office:value="38623" table:style-name="ce3">
            <text:p>38,623</text:p>
          </table:table-cell>
          <table:table-cell office:value-type="float" office:value="144882" table:style-name="ce3">
            <text:p>144,882</text:p>
          </table:table-cell>
          <table:table-cell office:value-type="float" office:value="74377" table:style-name="ce3">
            <text:p>74,377</text:p>
          </table:table-cell>
          <table:table-cell office:value-type="float" office:value="70505" table:style-name="ce3">
            <text:p>70,50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南港</text:p>
          </table:table-cell>
          <table:table-cell office:value-type="float" office:value="25950" table:style-name="ce3">
            <text:p>25,950</text:p>
          </table:table-cell>
          <table:table-cell office:value-type="float" office:value="106828" table:style-name="ce3">
            <text:p>106,828</text:p>
          </table:table-cell>
          <table:table-cell office:value-type="float" office:value="55243" table:style-name="ce3">
            <text:p>55,243</text:p>
          </table:table-cell>
          <table:table-cell office:value-type="float" office:value="51585" table:style-name="ce3">
            <text:p>51,58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木柵</text:p>
          </table:table-cell>
          <table:table-cell office:value-type="float" office:value="23246" table:style-name="ce3">
            <text:p>23,246</text:p>
          </table:table-cell>
          <table:table-cell office:value-type="float" office:value="87269" table:style-name="ce3">
            <text:p>87,269</text:p>
          </table:table-cell>
          <table:table-cell office:value-type="float" office:value="45064" table:style-name="ce3">
            <text:p>45,064</text:p>
          </table:table-cell>
          <table:table-cell office:value-type="float" office:value="42205" table:style-name="ce3">
            <text:p>42,20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景美</text:p>
          </table:table-cell>
          <table:table-cell office:value-type="float" office:value="32052" table:style-name="ce3">
            <text:p>32,052</text:p>
          </table:table-cell>
          <table:table-cell office:value-type="float" office:value="115482" table:style-name="ce3">
            <text:p>115,482</text:p>
          </table:table-cell>
          <table:table-cell office:value-type="float" office:value="59087" table:style-name="ce3">
            <text:p>59,087</text:p>
          </table:table-cell>
          <table:table-cell office:value-type="float" office:value="56395" table:style-name="ce3">
            <text:p>56,39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士林</text:p>
          </table:table-cell>
          <table:table-cell office:value-type="float" office:value="67433" table:style-name="ce3">
            <text:p>67,433</text:p>
          </table:table-cell>
          <table:table-cell office:value-type="float" office:value="267257" table:style-name="ce3">
            <text:p>267,257</text:p>
          </table:table-cell>
          <table:table-cell office:value-type="float" office:value="134938" table:style-name="ce3">
            <text:p>134,938</text:p>
          </table:table-cell>
          <table:table-cell office:value-type="float" office:value="132319" table:style-name="ce3">
            <text:p>132,3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北投</text:p>
          </table:table-cell>
          <table:table-cell office:value-type="float" office:value="55396" table:style-name="ce3">
            <text:p>55,396</text:p>
          </table:table-cell>
          <table:table-cell office:value-type="float" office:value="216552" table:style-name="ce3">
            <text:p>216,552</text:p>
          </table:table-cell>
          <table:table-cell office:value-type="float" office:value="109503" table:style-name="ce3">
            <text:p>109,503</text:p>
          </table:table-cell>
          <table:table-cell office:value-type="float" office:value="107049" table:style-name="ce3">
            <text:p>107,049</text:p>
          </table:table-cell>
          <table:table-cell table:number-columns-repeated="16379"/>
        </table:table-row>
        <table:table-row table:number-rows-repeated="1048556" table:style-name="ro1">
          <table:table-cell table:number-columns-repeated="16384"/>
        </table:table-row>
      </table:table>
      <table:table table:name="75年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16379" table:default-cell-style-name="ce1"/>
        <table:table-row table:style-name="ro1">
          <table:table-cell office:value-type="string" table:number-columns-spanned="5" table:number-rows-spanned="1" table:style-name="ce4">
            <text:p>臺北市75年各行政區戶數、人口數統計表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4">
            <text:p>區　別</text:p>
          </table:table-cell>
          <table:table-cell office:value-type="string" table:number-columns-spanned="1" table:number-rows-spanned="2" table:style-name="ce4">
            <text:p>戶　數</text:p>
          </table:table-cell>
          <table:table-cell office:value-type="string" table:number-columns-spanned="3" table:number-rows-spanned="1" table:style-name="ce4">
            <text:p>人　口　數</text:p>
          </table:table-cell>
          <table:covered-table-cell table:number-columns-repeated="2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">
            <text:p>總計</text:p>
          </table:table-cell>
          <table:table-cell office:value-type="string" table:style-name="ce2">
            <text:p>男</text:p>
          </table:table-cell>
          <table:table-cell office:value-type="string" table:style-name="ce2">
            <text:p>女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總　計</text:p>
          </table:table-cell>
          <table:table-cell office:value-type="float" office:value="701509" table:style-name="ce3">
            <text:p>701,509</text:p>
          </table:table-cell>
          <table:table-cell office:value-type="float" office:value="2575180" table:style-name="ce3">
            <text:p>2,575,180</text:p>
          </table:table-cell>
          <table:table-cell office:value-type="float" office:value="1311895" table:style-name="ce3">
            <text:p>1,311,895</text:p>
          </table:table-cell>
          <table:table-cell office:value-type="float" office:value="1263285" table:style-name="ce3">
            <text:p>1,263,28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松山</text:p>
          </table:table-cell>
          <table:table-cell office:value-type="float" office:value="120227" table:style-name="ce3">
            <text:p>120,227</text:p>
          </table:table-cell>
          <table:table-cell office:value-type="float" office:value="433007" table:style-name="ce3">
            <text:p>433,007</text:p>
          </table:table-cell>
          <table:table-cell office:value-type="float" office:value="220045" table:style-name="ce3">
            <text:p>220,045</text:p>
          </table:table-cell>
          <table:table-cell office:value-type="float" office:value="212962" table:style-name="ce3">
            <text:p>212,96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大安</text:p>
          </table:table-cell>
          <table:table-cell office:value-type="float" office:value="91593" table:style-name="ce3">
            <text:p>91,593</text:p>
          </table:table-cell>
          <table:table-cell office:value-type="float" office:value="316334" table:style-name="ce3">
            <text:p>316,334</text:p>
          </table:table-cell>
          <table:table-cell office:value-type="float" office:value="160058" table:style-name="ce3">
            <text:p>160,058</text:p>
          </table:table-cell>
          <table:table-cell office:value-type="float" office:value="156276" table:style-name="ce3">
            <text:p>156,27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古亭</text:p>
          </table:table-cell>
          <table:table-cell office:value-type="float" office:value="52236" table:style-name="ce3">
            <text:p>52,236</text:p>
          </table:table-cell>
          <table:table-cell office:value-type="float" office:value="182678" table:style-name="ce3">
            <text:p>182,678</text:p>
          </table:table-cell>
          <table:table-cell office:value-type="float" office:value="94634" table:style-name="ce3">
            <text:p>94,634</text:p>
          </table:table-cell>
          <table:table-cell office:value-type="float" office:value="88044" table:style-name="ce3">
            <text:p>88,04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雙園</text:p>
          </table:table-cell>
          <table:table-cell office:value-type="float" office:value="33671" table:style-name="ce3">
            <text:p>33,671</text:p>
          </table:table-cell>
          <table:table-cell office:value-type="float" office:value="136371" table:style-name="ce3">
            <text:p>136,371</text:p>
          </table:table-cell>
          <table:table-cell office:value-type="float" office:value="70378" table:style-name="ce3">
            <text:p>70,378</text:p>
          </table:table-cell>
          <table:table-cell office:value-type="float" office:value="65993" table:style-name="ce3">
            <text:p>65,99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龍山</text:p>
          </table:table-cell>
          <table:table-cell office:value-type="float" office:value="12801" table:style-name="ce3">
            <text:p>12,801</text:p>
          </table:table-cell>
          <table:table-cell office:value-type="float" office:value="49156" table:style-name="ce3">
            <text:p>49,156</text:p>
          </table:table-cell>
          <table:table-cell office:value-type="float" office:value="25097" table:style-name="ce3">
            <text:p>25,097</text:p>
          </table:table-cell>
          <table:table-cell office:value-type="float" office:value="24059" table:style-name="ce3">
            <text:p>24,05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城中</text:p>
          </table:table-cell>
          <table:table-cell office:value-type="float" office:value="16346" table:style-name="ce3">
            <text:p>16,346</text:p>
          </table:table-cell>
          <table:table-cell office:value-type="float" office:value="55162" table:style-name="ce3">
            <text:p>55,162</text:p>
          </table:table-cell>
          <table:table-cell office:value-type="float" office:value="29034" table:style-name="ce3">
            <text:p>29,034</text:p>
          </table:table-cell>
          <table:table-cell office:value-type="float" office:value="26128" table:style-name="ce3">
            <text:p>26,12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建成</text:p>
          </table:table-cell>
          <table:table-cell office:value-type="float" office:value="8052" table:style-name="ce3">
            <text:p>8,052</text:p>
          </table:table-cell>
          <table:table-cell office:value-type="float" office:value="32179" table:style-name="ce3">
            <text:p>32,179</text:p>
          </table:table-cell>
          <table:table-cell office:value-type="float" office:value="16311" table:style-name="ce3">
            <text:p>16,311</text:p>
          </table:table-cell>
          <table:table-cell office:value-type="float" office:value="15868" table:style-name="ce3">
            <text:p>15,86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延平</text:p>
          </table:table-cell>
          <table:table-cell office:value-type="float" office:value="9173" table:style-name="ce3">
            <text:p>9,173</text:p>
          </table:table-cell>
          <table:table-cell office:value-type="float" office:value="34722" table:style-name="ce3">
            <text:p>34,722</text:p>
          </table:table-cell>
          <table:table-cell office:value-type="float" office:value="17723" table:style-name="ce3">
            <text:p>17,723</text:p>
          </table:table-cell>
          <table:table-cell office:value-type="float" office:value="16999" table:style-name="ce3">
            <text:p>16,99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大同</text:p>
          </table:table-cell>
          <table:table-cell office:value-type="float" office:value="22031" table:style-name="ce3">
            <text:p>22,031</text:p>
          </table:table-cell>
          <table:table-cell office:value-type="float" office:value="88324" table:style-name="ce3">
            <text:p>88,324</text:p>
          </table:table-cell>
          <table:table-cell office:value-type="float" office:value="45293" table:style-name="ce3">
            <text:p>45,293</text:p>
          </table:table-cell>
          <table:table-cell office:value-type="float" office:value="43031" table:style-name="ce3">
            <text:p>43,031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中山</text:p>
          </table:table-cell>
          <table:table-cell office:value-type="float" office:value="78207" table:style-name="ce3">
            <text:p>78,207</text:p>
          </table:table-cell>
          <table:table-cell office:value-type="float" office:value="266440" table:style-name="ce3">
            <text:p>266,440</text:p>
          </table:table-cell>
          <table:table-cell office:value-type="float" office:value="133725" table:style-name="ce3">
            <text:p>133,725</text:p>
          </table:table-cell>
          <table:table-cell office:value-type="float" office:value="132715" table:style-name="ce3">
            <text:p>132,71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內湖</text:p>
          </table:table-cell>
          <table:table-cell office:value-type="float" office:value="42827" table:style-name="ce3">
            <text:p>42,827</text:p>
          </table:table-cell>
          <table:table-cell office:value-type="float" office:value="160442" table:style-name="ce3">
            <text:p>160,442</text:p>
          </table:table-cell>
          <table:table-cell office:value-type="float" office:value="81731" table:style-name="ce3">
            <text:p>81,731</text:p>
          </table:table-cell>
          <table:table-cell office:value-type="float" office:value="78711" table:style-name="ce3">
            <text:p>78,711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南港</text:p>
          </table:table-cell>
          <table:table-cell office:value-type="float" office:value="27196" table:style-name="ce3">
            <text:p>27,196</text:p>
          </table:table-cell>
          <table:table-cell office:value-type="float" office:value="110595" table:style-name="ce3">
            <text:p>110,595</text:p>
          </table:table-cell>
          <table:table-cell office:value-type="float" office:value="57061" table:style-name="ce3">
            <text:p>57,061</text:p>
          </table:table-cell>
          <table:table-cell office:value-type="float" office:value="53534" table:style-name="ce3">
            <text:p>53,53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木柵</text:p>
          </table:table-cell>
          <table:table-cell office:value-type="float" office:value="24442" table:style-name="ce3">
            <text:p>24,442</text:p>
          </table:table-cell>
          <table:table-cell office:value-type="float" office:value="90489" table:style-name="ce3">
            <text:p>90,489</text:p>
          </table:table-cell>
          <table:table-cell office:value-type="float" office:value="46665" table:style-name="ce3">
            <text:p>46,665</text:p>
          </table:table-cell>
          <table:table-cell office:value-type="float" office:value="43824" table:style-name="ce3">
            <text:p>43,82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景美</text:p>
          </table:table-cell>
          <table:table-cell office:value-type="float" office:value="32879" table:style-name="ce3">
            <text:p>32,879</text:p>
          </table:table-cell>
          <table:table-cell office:value-type="float" office:value="119981" table:style-name="ce3">
            <text:p>119,981</text:p>
          </table:table-cell>
          <table:table-cell office:value-type="float" office:value="62463" table:style-name="ce3">
            <text:p>62,463</text:p>
          </table:table-cell>
          <table:table-cell office:value-type="float" office:value="57518" table:style-name="ce3">
            <text:p>57,51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士林</text:p>
          </table:table-cell>
          <table:table-cell office:value-type="float" office:value="71559" table:style-name="ce3">
            <text:p>71,559</text:p>
          </table:table-cell>
          <table:table-cell office:value-type="float" office:value="277338" table:style-name="ce3">
            <text:p>277,338</text:p>
          </table:table-cell>
          <table:table-cell office:value-type="float" office:value="139475" table:style-name="ce3">
            <text:p>139,475</text:p>
          </table:table-cell>
          <table:table-cell office:value-type="float" office:value="137863" table:style-name="ce3">
            <text:p>137,86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北投</text:p>
          </table:table-cell>
          <table:table-cell office:value-type="float" office:value="58269" table:style-name="ce3">
            <text:p>58,269</text:p>
          </table:table-cell>
          <table:table-cell office:value-type="float" office:value="221962" table:style-name="ce3">
            <text:p>221,962</text:p>
          </table:table-cell>
          <table:table-cell office:value-type="float" office:value="112202" table:style-name="ce3">
            <text:p>112,202</text:p>
          </table:table-cell>
          <table:table-cell office:value-type="float" office:value="109760" table:style-name="ce3">
            <text:p>109,760</text:p>
          </table:table-cell>
          <table:table-cell table:number-columns-repeated="16379"/>
        </table:table-row>
        <table:table-row table:number-rows-repeated="1048556" table:style-name="ro1">
          <table:table-cell table:number-columns-repeated="16384"/>
        </table:table-row>
      </table:table>
      <table:table table:name="76年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16379" table:default-cell-style-name="ce1"/>
        <table:table-row table:style-name="ro1">
          <table:table-cell office:value-type="string" table:number-columns-spanned="5" table:number-rows-spanned="1" table:style-name="ce4">
            <text:p>臺北市76年各行政區戶數、人口數統計表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4">
            <text:p>區　別</text:p>
          </table:table-cell>
          <table:table-cell office:value-type="string" table:number-columns-spanned="1" table:number-rows-spanned="2" table:style-name="ce4">
            <text:p>戶　數</text:p>
          </table:table-cell>
          <table:table-cell office:value-type="string" table:number-columns-spanned="3" table:number-rows-spanned="1" table:style-name="ce4">
            <text:p>人　口　數</text:p>
          </table:table-cell>
          <table:covered-table-cell table:number-columns-repeated="2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">
            <text:p>總計</text:p>
          </table:table-cell>
          <table:table-cell office:value-type="string" table:style-name="ce2">
            <text:p>男</text:p>
          </table:table-cell>
          <table:table-cell office:value-type="string" table:style-name="ce2">
            <text:p>女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總　計</text:p>
          </table:table-cell>
          <table:table-cell office:value-type="float" office:value="739733" table:style-name="ce3">
            <text:p>739,733</text:p>
          </table:table-cell>
          <table:table-cell office:value-type="float" office:value="2637100" table:style-name="ce3">
            <text:p>2,637,100</text:p>
          </table:table-cell>
          <table:table-cell office:value-type="float" office:value="1340224" table:style-name="ce3">
            <text:p>1,340,224</text:p>
          </table:table-cell>
          <table:table-cell office:value-type="float" office:value="1296876" table:style-name="ce3">
            <text:p>1,296,87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松山</text:p>
          </table:table-cell>
          <table:table-cell office:value-type="float" office:value="128076" table:style-name="ce3">
            <text:p>128,076</text:p>
          </table:table-cell>
          <table:table-cell office:value-type="float" office:value="444243" table:style-name="ce3">
            <text:p>444,243</text:p>
          </table:table-cell>
          <table:table-cell office:value-type="float" office:value="225255" table:style-name="ce3">
            <text:p>225,255</text:p>
          </table:table-cell>
          <table:table-cell office:value-type="float" office:value="218988" table:style-name="ce3">
            <text:p>218,98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大安</text:p>
          </table:table-cell>
          <table:table-cell office:value-type="float" office:value="98093" table:style-name="ce3">
            <text:p>98,093</text:p>
          </table:table-cell>
          <table:table-cell office:value-type="float" office:value="327896" table:style-name="ce3">
            <text:p>327,896</text:p>
          </table:table-cell>
          <table:table-cell office:value-type="float" office:value="165346" table:style-name="ce3">
            <text:p>165,346</text:p>
          </table:table-cell>
          <table:table-cell office:value-type="float" office:value="162550" table:style-name="ce3">
            <text:p>162,55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古亭</text:p>
          </table:table-cell>
          <table:table-cell office:value-type="float" office:value="54247" table:style-name="ce3">
            <text:p>54,247</text:p>
          </table:table-cell>
          <table:table-cell office:value-type="float" office:value="184288" table:style-name="ce3">
            <text:p>184,288</text:p>
          </table:table-cell>
          <table:table-cell office:value-type="float" office:value="95060" table:style-name="ce3">
            <text:p>95,060</text:p>
          </table:table-cell>
          <table:table-cell office:value-type="float" office:value="89228" table:style-name="ce3">
            <text:p>89,22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雙園</text:p>
          </table:table-cell>
          <table:table-cell office:value-type="float" office:value="34368" table:style-name="ce3">
            <text:p>34,368</text:p>
          </table:table-cell>
          <table:table-cell office:value-type="float" office:value="135415" table:style-name="ce3">
            <text:p>135,415</text:p>
          </table:table-cell>
          <table:table-cell office:value-type="float" office:value="69743" table:style-name="ce3">
            <text:p>69,743</text:p>
          </table:table-cell>
          <table:table-cell office:value-type="float" office:value="65672" table:style-name="ce3">
            <text:p>65,67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龍山</text:p>
          </table:table-cell>
          <table:table-cell office:value-type="float" office:value="12988" table:style-name="ce3">
            <text:p>12,988</text:p>
          </table:table-cell>
          <table:table-cell office:value-type="float" office:value="48510" table:style-name="ce3">
            <text:p>48,510</text:p>
          </table:table-cell>
          <table:table-cell office:value-type="float" office:value="24678" table:style-name="ce3">
            <text:p>24,678</text:p>
          </table:table-cell>
          <table:table-cell office:value-type="float" office:value="23832" table:style-name="ce3">
            <text:p>23,83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城中</text:p>
          </table:table-cell>
          <table:table-cell office:value-type="float" office:value="17107" table:style-name="ce3">
            <text:p>17,107</text:p>
          </table:table-cell>
          <table:table-cell office:value-type="float" office:value="55428" table:style-name="ce3">
            <text:p>55,428</text:p>
          </table:table-cell>
          <table:table-cell office:value-type="float" office:value="29193" table:style-name="ce3">
            <text:p>29,193</text:p>
          </table:table-cell>
          <table:table-cell office:value-type="float" office:value="26235" table:style-name="ce3">
            <text:p>26,23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建成</text:p>
          </table:table-cell>
          <table:table-cell office:value-type="float" office:value="8208" table:style-name="ce3">
            <text:p>8,208</text:p>
          </table:table-cell>
          <table:table-cell office:value-type="float" office:value="31559" table:style-name="ce3">
            <text:p>31,559</text:p>
          </table:table-cell>
          <table:table-cell office:value-type="float" office:value="15952" table:style-name="ce3">
            <text:p>15,952</text:p>
          </table:table-cell>
          <table:table-cell office:value-type="float" office:value="15607" table:style-name="ce3">
            <text:p>15,607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延平</text:p>
          </table:table-cell>
          <table:table-cell office:value-type="float" office:value="9325" table:style-name="ce3">
            <text:p>9,325</text:p>
          </table:table-cell>
          <table:table-cell office:value-type="float" office:value="34321" table:style-name="ce3">
            <text:p>34,321</text:p>
          </table:table-cell>
          <table:table-cell office:value-type="float" office:value="17396" table:style-name="ce3">
            <text:p>17,396</text:p>
          </table:table-cell>
          <table:table-cell office:value-type="float" office:value="16925" table:style-name="ce3">
            <text:p>16,92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大同</text:p>
          </table:table-cell>
          <table:table-cell office:value-type="float" office:value="22583" table:style-name="ce3">
            <text:p>22,583</text:p>
          </table:table-cell>
          <table:table-cell office:value-type="float" office:value="87990" table:style-name="ce3">
            <text:p>87,990</text:p>
          </table:table-cell>
          <table:table-cell office:value-type="float" office:value="44971" table:style-name="ce3">
            <text:p>44,971</text:p>
          </table:table-cell>
          <table:table-cell office:value-type="float" office:value="43019" table:style-name="ce3">
            <text:p>43,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中山</text:p>
          </table:table-cell>
          <table:table-cell office:value-type="float" office:value="81289" table:style-name="ce3">
            <text:p>81,289</text:p>
          </table:table-cell>
          <table:table-cell office:value-type="float" office:value="270645" table:style-name="ce3">
            <text:p>270,645</text:p>
          </table:table-cell>
          <table:table-cell office:value-type="float" office:value="135271" table:style-name="ce3">
            <text:p>135,271</text:p>
          </table:table-cell>
          <table:table-cell office:value-type="float" office:value="135374" table:style-name="ce3">
            <text:p>135,37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內湖</text:p>
          </table:table-cell>
          <table:table-cell office:value-type="float" office:value="47467" table:style-name="ce3">
            <text:p>47,467</text:p>
          </table:table-cell>
          <table:table-cell office:value-type="float" office:value="175645" table:style-name="ce3">
            <text:p>175,645</text:p>
          </table:table-cell>
          <table:table-cell office:value-type="float" office:value="89304" table:style-name="ce3">
            <text:p>89,304</text:p>
          </table:table-cell>
          <table:table-cell office:value-type="float" office:value="86341" table:style-name="ce3">
            <text:p>86,341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南港</text:p>
          </table:table-cell>
          <table:table-cell office:value-type="float" office:value="28656" table:style-name="ce3">
            <text:p>28,656</text:p>
          </table:table-cell>
          <table:table-cell office:value-type="float" office:value="113190" table:style-name="ce3">
            <text:p>113,190</text:p>
          </table:table-cell>
          <table:table-cell office:value-type="float" office:value="58396" table:style-name="ce3">
            <text:p>58,396</text:p>
          </table:table-cell>
          <table:table-cell office:value-type="float" office:value="54794" table:style-name="ce3">
            <text:p>54,79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木柵</text:p>
          </table:table-cell>
          <table:table-cell office:value-type="float" office:value="26047" table:style-name="ce3">
            <text:p>26,047</text:p>
          </table:table-cell>
          <table:table-cell office:value-type="float" office:value="93514" table:style-name="ce3">
            <text:p>93,514</text:p>
          </table:table-cell>
          <table:table-cell office:value-type="float" office:value="43034" table:style-name="ce3">
            <text:p>43,034</text:p>
          </table:table-cell>
          <table:table-cell office:value-type="float" office:value="45480" table:style-name="ce3">
            <text:p>45,48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景美</text:p>
          </table:table-cell>
          <table:table-cell office:value-type="float" office:value="34246" table:style-name="ce3">
            <text:p>34,246</text:p>
          </table:table-cell>
          <table:table-cell office:value-type="float" office:value="121939" table:style-name="ce3">
            <text:p>121,939</text:p>
          </table:table-cell>
          <table:table-cell office:value-type="float" office:value="63391" table:style-name="ce3">
            <text:p>63,391</text:p>
          </table:table-cell>
          <table:table-cell office:value-type="float" office:value="58548" table:style-name="ce3">
            <text:p>58,54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士林</text:p>
          </table:table-cell>
          <table:table-cell office:value-type="float" office:value="75064" table:style-name="ce3">
            <text:p>75,064</text:p>
          </table:table-cell>
          <table:table-cell office:value-type="float" office:value="283960" table:style-name="ce3">
            <text:p>283,960</text:p>
          </table:table-cell>
          <table:table-cell office:value-type="float" office:value="142701" table:style-name="ce3">
            <text:p>142,701</text:p>
          </table:table-cell>
          <table:table-cell office:value-type="float" office:value="141259" table:style-name="ce3">
            <text:p>141,25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北投</text:p>
          </table:table-cell>
          <table:table-cell office:value-type="float" office:value="61969" table:style-name="ce3">
            <text:p>61,969</text:p>
          </table:table-cell>
          <table:table-cell office:value-type="float" office:value="228557" table:style-name="ce3">
            <text:p>228,557</text:p>
          </table:table-cell>
          <table:table-cell office:value-type="float" office:value="115533" table:style-name="ce3">
            <text:p>115,533</text:p>
          </table:table-cell>
          <table:table-cell office:value-type="float" office:value="113024" table:style-name="ce3">
            <text:p>113,024</text:p>
          </table:table-cell>
          <table:table-cell table:number-columns-repeated="16379"/>
        </table:table-row>
        <table:table-row table:number-rows-repeated="1048556" table:style-name="ro1">
          <table:table-cell table:number-columns-repeated="16384"/>
        </table:table-row>
      </table:table>
      <table:table table:name="77年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16379" table:default-cell-style-name="ce1"/>
        <table:table-row table:style-name="ro1">
          <table:table-cell office:value-type="string" table:number-columns-spanned="5" table:number-rows-spanned="1" table:style-name="ce4">
            <text:p>臺北市77年各行區戶數、人口數統計表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4">
            <text:p>區　別</text:p>
          </table:table-cell>
          <table:table-cell office:value-type="string" table:number-columns-spanned="1" table:number-rows-spanned="2" table:style-name="ce4">
            <text:p>戶　數</text:p>
          </table:table-cell>
          <table:table-cell office:value-type="string" table:number-columns-spanned="3" table:number-rows-spanned="1" table:style-name="ce4">
            <text:p>人　口　數</text:p>
          </table:table-cell>
          <table:covered-table-cell table:number-columns-repeated="2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">
            <text:p>總計</text:p>
          </table:table-cell>
          <table:table-cell office:value-type="string" table:style-name="ce2">
            <text:p>男</text:p>
          </table:table-cell>
          <table:table-cell office:value-type="string" table:style-name="ce2">
            <text:p>女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總　計</text:p>
          </table:table-cell>
          <table:table-cell office:value-type="float" office:value="769057" table:style-name="ce3">
            <text:p>769,057</text:p>
          </table:table-cell>
          <table:table-cell office:value-type="float" office:value="2681857" table:style-name="ce3">
            <text:p>2,681,857</text:p>
          </table:table-cell>
          <table:table-cell office:value-type="float" office:value="1359935" table:style-name="ce3">
            <text:p>1,359,935</text:p>
          </table:table-cell>
          <table:table-cell office:value-type="float" office:value="1321922" table:style-name="ce3">
            <text:p>1,321,9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松山</text:p>
          </table:table-cell>
          <table:table-cell office:value-type="float" office:value="132620" table:style-name="ce3">
            <text:p>132,620</text:p>
          </table:table-cell>
          <table:table-cell office:value-type="float" office:value="450207" table:style-name="ce3">
            <text:p>450,207</text:p>
          </table:table-cell>
          <table:table-cell office:value-type="float" office:value="227850" table:style-name="ce3">
            <text:p>227,850</text:p>
          </table:table-cell>
          <table:table-cell office:value-type="float" office:value="222357" table:style-name="ce3">
            <text:p>222,357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大安</text:p>
          </table:table-cell>
          <table:table-cell office:value-type="float" office:value="102799" table:style-name="ce3">
            <text:p>102,799</text:p>
          </table:table-cell>
          <table:table-cell office:value-type="float" office:value="334446" table:style-name="ce3">
            <text:p>334,446</text:p>
          </table:table-cell>
          <table:table-cell office:value-type="float" office:value="168226" table:style-name="ce3">
            <text:p>168,226</text:p>
          </table:table-cell>
          <table:table-cell office:value-type="float" office:value="166220" table:style-name="ce3">
            <text:p>166,22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古亭</text:p>
          </table:table-cell>
          <table:table-cell office:value-type="float" office:value="56250" table:style-name="ce3">
            <text:p>56,250</text:p>
          </table:table-cell>
          <table:table-cell office:value-type="float" office:value="186038" table:style-name="ce3">
            <text:p>186,038</text:p>
          </table:table-cell>
          <table:table-cell office:value-type="float" office:value="95518" table:style-name="ce3">
            <text:p>95,518</text:p>
          </table:table-cell>
          <table:table-cell office:value-type="float" office:value="90520" table:style-name="ce3">
            <text:p>90,52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雙園</text:p>
          </table:table-cell>
          <table:table-cell office:value-type="float" office:value="35160" table:style-name="ce3">
            <text:p>35,160</text:p>
          </table:table-cell>
          <table:table-cell office:value-type="float" office:value="135266" table:style-name="ce3">
            <text:p>135,266</text:p>
          </table:table-cell>
          <table:table-cell office:value-type="float" office:value="69605" table:style-name="ce3">
            <text:p>69,605</text:p>
          </table:table-cell>
          <table:table-cell office:value-type="float" office:value="65661" table:style-name="ce3">
            <text:p>65,661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龍山</text:p>
          </table:table-cell>
          <table:table-cell office:value-type="float" office:value="13051" table:style-name="ce3">
            <text:p>13,051</text:p>
          </table:table-cell>
          <table:table-cell office:value-type="float" office:value="48219" table:style-name="ce3">
            <text:p>48,219</text:p>
          </table:table-cell>
          <table:table-cell office:value-type="float" office:value="24598" table:style-name="ce3">
            <text:p>24,598</text:p>
          </table:table-cell>
          <table:table-cell office:value-type="float" office:value="23621" table:style-name="ce3">
            <text:p>23,621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城中</text:p>
          </table:table-cell>
          <table:table-cell office:value-type="float" office:value="17439" table:style-name="ce3">
            <text:p>17,439</text:p>
          </table:table-cell>
          <table:table-cell office:value-type="float" office:value="55368" table:style-name="ce3">
            <text:p>55,368</text:p>
          </table:table-cell>
          <table:table-cell office:value-type="float" office:value="29113" table:style-name="ce3">
            <text:p>29,113</text:p>
          </table:table-cell>
          <table:table-cell office:value-type="float" office:value="26255" table:style-name="ce3">
            <text:p>26,25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建成</text:p>
          </table:table-cell>
          <table:table-cell office:value-type="float" office:value="8248" table:style-name="ce3">
            <text:p>8,248</text:p>
          </table:table-cell>
          <table:table-cell office:value-type="float" office:value="30945" table:style-name="ce3">
            <text:p>30,945</text:p>
          </table:table-cell>
          <table:table-cell office:value-type="float" office:value="15649" table:style-name="ce3">
            <text:p>15,649</text:p>
          </table:table-cell>
          <table:table-cell office:value-type="float" office:value="15296" table:style-name="ce3">
            <text:p>15,29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延平</text:p>
          </table:table-cell>
          <table:table-cell office:value-type="float" office:value="9623" table:style-name="ce3">
            <text:p>9,623</text:p>
          </table:table-cell>
          <table:table-cell office:value-type="float" office:value="34518" table:style-name="ce3">
            <text:p>34,518</text:p>
          </table:table-cell>
          <table:table-cell office:value-type="float" office:value="17511" table:style-name="ce3">
            <text:p>17,511</text:p>
          </table:table-cell>
          <table:table-cell office:value-type="float" office:value="17007" table:style-name="ce3">
            <text:p>17,007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大同</text:p>
          </table:table-cell>
          <table:table-cell office:value-type="float" office:value="22798" table:style-name="ce3">
            <text:p>22,798</text:p>
          </table:table-cell>
          <table:table-cell office:value-type="float" office:value="87394" table:style-name="ce3">
            <text:p>87,394</text:p>
          </table:table-cell>
          <table:table-cell office:value-type="float" office:value="44688" table:style-name="ce3">
            <text:p>44,688</text:p>
          </table:table-cell>
          <table:table-cell office:value-type="float" office:value="42706" table:style-name="ce3">
            <text:p>42,70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中山</text:p>
          </table:table-cell>
          <table:table-cell office:value-type="float" office:value="84454" table:style-name="ce3">
            <text:p>84,454</text:p>
          </table:table-cell>
          <table:table-cell office:value-type="float" office:value="273910" table:style-name="ce3">
            <text:p>273,910</text:p>
          </table:table-cell>
          <table:table-cell office:value-type="float" office:value="136474" table:style-name="ce3">
            <text:p>136,474</text:p>
          </table:table-cell>
          <table:table-cell office:value-type="float" office:value="137436" table:style-name="ce3">
            <text:p>137,43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內湖</text:p>
          </table:table-cell>
          <table:table-cell office:value-type="float" office:value="52030" table:style-name="ce3">
            <text:p>52,030</text:p>
          </table:table-cell>
          <table:table-cell office:value-type="float" office:value="188366" table:style-name="ce3">
            <text:p>188,366</text:p>
          </table:table-cell>
          <table:table-cell office:value-type="float" office:value="95393" table:style-name="ce3">
            <text:p>95,393</text:p>
          </table:table-cell>
          <table:table-cell office:value-type="float" office:value="92973" table:style-name="ce3">
            <text:p>92,97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南港</text:p>
          </table:table-cell>
          <table:table-cell office:value-type="float" office:value="29632" table:style-name="ce3">
            <text:p>29,632</text:p>
          </table:table-cell>
          <table:table-cell office:value-type="float" office:value="114777" table:style-name="ce3">
            <text:p>114,777</text:p>
          </table:table-cell>
          <table:table-cell office:value-type="float" office:value="59194" table:style-name="ce3">
            <text:p>59,194</text:p>
          </table:table-cell>
          <table:table-cell office:value-type="float" office:value="55583" table:style-name="ce3">
            <text:p>55,58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木柵</text:p>
          </table:table-cell>
          <table:table-cell office:value-type="float" office:value="27664" table:style-name="ce3">
            <text:p>27,664</text:p>
          </table:table-cell>
          <table:table-cell office:value-type="float" office:value="96397" table:style-name="ce3">
            <text:p>96,397</text:p>
          </table:table-cell>
          <table:table-cell office:value-type="float" office:value="49484" table:style-name="ce3">
            <text:p>49,484</text:p>
          </table:table-cell>
          <table:table-cell office:value-type="float" office:value="46913" table:style-name="ce3">
            <text:p>46,91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景美</text:p>
          </table:table-cell>
          <table:table-cell office:value-type="float" office:value="35523" table:style-name="ce3">
            <text:p>35,523</text:p>
          </table:table-cell>
          <table:table-cell office:value-type="float" office:value="122605" table:style-name="ce3">
            <text:p>122,605</text:p>
          </table:table-cell>
          <table:table-cell office:value-type="float" office:value="63053" table:style-name="ce3">
            <text:p>63,053</text:p>
          </table:table-cell>
          <table:table-cell office:value-type="float" office:value="59552" table:style-name="ce3">
            <text:p>59,55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士林</text:p>
          </table:table-cell>
          <table:table-cell office:value-type="float" office:value="77396" table:style-name="ce3">
            <text:p>77,396</text:p>
          </table:table-cell>
          <table:table-cell office:value-type="float" office:value="288981" table:style-name="ce3">
            <text:p>288,981</text:p>
          </table:table-cell>
          <table:table-cell office:value-type="float" office:value="145274" table:style-name="ce3">
            <text:p>145,274</text:p>
          </table:table-cell>
          <table:table-cell office:value-type="float" office:value="143707" table:style-name="ce3">
            <text:p>143,707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北投</text:p>
          </table:table-cell>
          <table:table-cell office:value-type="float" office:value="64370" table:style-name="ce3">
            <text:p>64,370</text:p>
          </table:table-cell>
          <table:table-cell office:value-type="float" office:value="234420" table:style-name="ce3">
            <text:p>234,420</text:p>
          </table:table-cell>
          <table:table-cell office:value-type="float" office:value="118305" table:style-name="ce3">
            <text:p>118,305</text:p>
          </table:table-cell>
          <table:table-cell office:value-type="float" office:value="116115" table:style-name="ce3">
            <text:p>116,115</text:p>
          </table:table-cell>
          <table:table-cell table:number-columns-repeated="16379"/>
        </table:table-row>
        <table:table-row table:number-rows-repeated="1048556" table:style-name="ro1">
          <table:table-cell table:number-columns-repeated="16384"/>
        </table:table-row>
      </table:table>
      <table:table table:name="78年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16379" table:default-cell-style-name="ce1"/>
        <table:table-row table:style-name="ro1">
          <table:table-cell office:value-type="string" table:number-columns-spanned="5" table:number-rows-spanned="1" table:style-name="ce4">
            <text:p>臺北市78年各行政區戶數、人口數統計表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4">
            <text:p>區　別</text:p>
          </table:table-cell>
          <table:table-cell office:value-type="string" table:number-columns-spanned="1" table:number-rows-spanned="2" table:style-name="ce4">
            <text:p>戶　數</text:p>
          </table:table-cell>
          <table:table-cell office:value-type="string" table:number-columns-spanned="3" table:number-rows-spanned="1" table:style-name="ce4">
            <text:p>人　口　數</text:p>
          </table:table-cell>
          <table:covered-table-cell table:number-columns-repeated="2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">
            <text:p>總計</text:p>
          </table:table-cell>
          <table:table-cell office:value-type="string" table:style-name="ce2">
            <text:p>男</text:p>
          </table:table-cell>
          <table:table-cell office:value-type="string" table:style-name="ce2">
            <text:p>女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總　計</text:p>
          </table:table-cell>
          <table:table-cell office:value-type="float" office:value="787664" table:style-name="ce3">
            <text:p>787,664</text:p>
          </table:table-cell>
          <table:table-cell office:value-type="float" office:value="2702678" table:style-name="ce3">
            <text:p>2,702,678</text:p>
          </table:table-cell>
          <table:table-cell office:value-type="float" office:value="1367476" table:style-name="ce3">
            <text:p>1,367,476</text:p>
          </table:table-cell>
          <table:table-cell office:value-type="float" office:value="1335202" table:style-name="ce3">
            <text:p>1,335,20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松山</text:p>
          </table:table-cell>
          <table:table-cell office:value-type="float" office:value="134629" table:style-name="ce3">
            <text:p>134,629</text:p>
          </table:table-cell>
          <table:table-cell office:value-type="float" office:value="454416" table:style-name="ce3">
            <text:p>454,416</text:p>
          </table:table-cell>
          <table:table-cell office:value-type="float" office:value="229449" table:style-name="ce3">
            <text:p>229,449</text:p>
          </table:table-cell>
          <table:table-cell office:value-type="float" office:value="224967" table:style-name="ce3">
            <text:p>224,967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大安</text:p>
          </table:table-cell>
          <table:table-cell office:value-type="float" office:value="104308" table:style-name="ce3">
            <text:p>104,308</text:p>
          </table:table-cell>
          <table:table-cell office:value-type="float" office:value="335058" table:style-name="ce3">
            <text:p>335,058</text:p>
          </table:table-cell>
          <table:table-cell office:value-type="float" office:value="168066" table:style-name="ce3">
            <text:p>168,066</text:p>
          </table:table-cell>
          <table:table-cell office:value-type="float" office:value="166992" table:style-name="ce3">
            <text:p>166,99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古亭</text:p>
          </table:table-cell>
          <table:table-cell office:value-type="float" office:value="57573" table:style-name="ce3">
            <text:p>57,573</text:p>
          </table:table-cell>
          <table:table-cell office:value-type="float" office:value="186257" table:style-name="ce3">
            <text:p>186,257</text:p>
          </table:table-cell>
          <table:table-cell office:value-type="float" office:value="95465" table:style-name="ce3">
            <text:p>95,465</text:p>
          </table:table-cell>
          <table:table-cell office:value-type="float" office:value="90792" table:style-name="ce3">
            <text:p>90,79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雙園</text:p>
          </table:table-cell>
          <table:table-cell office:value-type="float" office:value="35909" table:style-name="ce3">
            <text:p>35,909</text:p>
          </table:table-cell>
          <table:table-cell office:value-type="float" office:value="135330" table:style-name="ce3">
            <text:p>135,330</text:p>
          </table:table-cell>
          <table:table-cell office:value-type="float" office:value="69522" table:style-name="ce3">
            <text:p>69,522</text:p>
          </table:table-cell>
          <table:table-cell office:value-type="float" office:value="65808" table:style-name="ce3">
            <text:p>65,80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龍山</text:p>
          </table:table-cell>
          <table:table-cell office:value-type="float" office:value="13263" table:style-name="ce3">
            <text:p>13,263</text:p>
          </table:table-cell>
          <table:table-cell office:value-type="float" office:value="47772" table:style-name="ce3">
            <text:p>47,772</text:p>
          </table:table-cell>
          <table:table-cell office:value-type="float" office:value="24282" table:style-name="ce3">
            <text:p>24,282</text:p>
          </table:table-cell>
          <table:table-cell office:value-type="float" office:value="23490" table:style-name="ce3">
            <text:p>23,49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城中</text:p>
          </table:table-cell>
          <table:table-cell office:value-type="float" office:value="17682" table:style-name="ce3">
            <text:p>17,682</text:p>
          </table:table-cell>
          <table:table-cell office:value-type="float" office:value="55270" table:style-name="ce3">
            <text:p>55,270</text:p>
          </table:table-cell>
          <table:table-cell office:value-type="float" office:value="28793" table:style-name="ce3">
            <text:p>28,793</text:p>
          </table:table-cell>
          <table:table-cell office:value-type="float" office:value="26477" table:style-name="ce3">
            <text:p>26,477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建成</text:p>
          </table:table-cell>
          <table:table-cell office:value-type="float" office:value="8435" table:style-name="ce3">
            <text:p>8,435</text:p>
          </table:table-cell>
          <table:table-cell office:value-type="float" office:value="30543" table:style-name="ce3">
            <text:p>30,543</text:p>
          </table:table-cell>
          <table:table-cell office:value-type="float" office:value="15423" table:style-name="ce3">
            <text:p>15,423</text:p>
          </table:table-cell>
          <table:table-cell office:value-type="float" office:value="15120" table:style-name="ce3">
            <text:p>15,12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延平</text:p>
          </table:table-cell>
          <table:table-cell office:value-type="float" office:value="9987" table:style-name="ce3">
            <text:p>9,987</text:p>
          </table:table-cell>
          <table:table-cell office:value-type="float" office:value="35012" table:style-name="ce3">
            <text:p>35,012</text:p>
          </table:table-cell>
          <table:table-cell office:value-type="float" office:value="17705" table:style-name="ce3">
            <text:p>17,705</text:p>
          </table:table-cell>
          <table:table-cell office:value-type="float" office:value="17307" table:style-name="ce3">
            <text:p>17,307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大同</text:p>
          </table:table-cell>
          <table:table-cell office:value-type="float" office:value="23142" table:style-name="ce3">
            <text:p>23,142</text:p>
          </table:table-cell>
          <table:table-cell office:value-type="float" office:value="86285" table:style-name="ce3">
            <text:p>86,285</text:p>
          </table:table-cell>
          <table:table-cell office:value-type="float" office:value="44063" table:style-name="ce3">
            <text:p>44,063</text:p>
          </table:table-cell>
          <table:table-cell office:value-type="float" office:value="42222" table:style-name="ce3">
            <text:p>42,2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中山</text:p>
          </table:table-cell>
          <table:table-cell office:value-type="float" office:value="85780" table:style-name="ce3">
            <text:p>85,780</text:p>
          </table:table-cell>
          <table:table-cell office:value-type="float" office:value="273935" table:style-name="ce3">
            <text:p>273,935</text:p>
          </table:table-cell>
          <table:table-cell office:value-type="float" office:value="136108" table:style-name="ce3">
            <text:p>136,108</text:p>
          </table:table-cell>
          <table:table-cell office:value-type="float" office:value="137827" table:style-name="ce3">
            <text:p>137,827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內湖</text:p>
          </table:table-cell>
          <table:table-cell office:value-type="float" office:value="55555" table:style-name="ce3">
            <text:p>55,555</text:p>
          </table:table-cell>
          <table:table-cell office:value-type="float" office:value="196922" table:style-name="ce3">
            <text:p>196,922</text:p>
          </table:table-cell>
          <table:table-cell office:value-type="float" office:value="99576" table:style-name="ce3">
            <text:p>99,576</text:p>
          </table:table-cell>
          <table:table-cell office:value-type="float" office:value="97346" table:style-name="ce3">
            <text:p>97,34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南港</text:p>
          </table:table-cell>
          <table:table-cell office:value-type="float" office:value="30643" table:style-name="ce3">
            <text:p>30,643</text:p>
          </table:table-cell>
          <table:table-cell office:value-type="float" office:value="115584" table:style-name="ce3">
            <text:p>115,584</text:p>
          </table:table-cell>
          <table:table-cell office:value-type="float" office:value="59430" table:style-name="ce3">
            <text:p>59,430</text:p>
          </table:table-cell>
          <table:table-cell office:value-type="float" office:value="56154" table:style-name="ce3">
            <text:p>56,15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木柵</text:p>
          </table:table-cell>
          <table:table-cell office:value-type="float" office:value="28814" table:style-name="ce3">
            <text:p>28,814</text:p>
          </table:table-cell>
          <table:table-cell office:value-type="float" office:value="98640" table:style-name="ce3">
            <text:p>98,640</text:p>
          </table:table-cell>
          <table:table-cell office:value-type="float" office:value="50625" table:style-name="ce3">
            <text:p>50,625</text:p>
          </table:table-cell>
          <table:table-cell office:value-type="float" office:value="48015" table:style-name="ce3">
            <text:p>48,01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景美</text:p>
          </table:table-cell>
          <table:table-cell office:value-type="float" office:value="36339" table:style-name="ce3">
            <text:p>36,339</text:p>
          </table:table-cell>
          <table:table-cell office:value-type="float" office:value="123275" table:style-name="ce3">
            <text:p>123,275</text:p>
          </table:table-cell>
          <table:table-cell office:value-type="float" office:value="63001" table:style-name="ce3">
            <text:p>63,001</text:p>
          </table:table-cell>
          <table:table-cell office:value-type="float" office:value="60274" table:style-name="ce3">
            <text:p>60,27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士林</text:p>
          </table:table-cell>
          <table:table-cell office:value-type="float" office:value="78773" table:style-name="ce3">
            <text:p>78,773</text:p>
          </table:table-cell>
          <table:table-cell office:value-type="float" office:value="289593" table:style-name="ce3">
            <text:p>289,593</text:p>
          </table:table-cell>
          <table:table-cell office:value-type="float" office:value="145509" table:style-name="ce3">
            <text:p>145,509</text:p>
          </table:table-cell>
          <table:table-cell office:value-type="float" office:value="144084" table:style-name="ce3">
            <text:p>144,08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北投</text:p>
          </table:table-cell>
          <table:table-cell office:value-type="float" office:value="66832" table:style-name="ce3">
            <text:p>66,832</text:p>
          </table:table-cell>
          <table:table-cell office:value-type="float" office:value="238786" table:style-name="ce3">
            <text:p>238,786</text:p>
          </table:table-cell>
          <table:table-cell office:value-type="float" office:value="120459" table:style-name="ce3">
            <text:p>120,459</text:p>
          </table:table-cell>
          <table:table-cell office:value-type="float" office:value="118327" table:style-name="ce3">
            <text:p>118,327</text:p>
          </table:table-cell>
          <table:table-cell table:number-columns-repeated="16379"/>
        </table:table-row>
        <table:table-row table:number-rows-repeated="1048556" table:style-name="ro1">
          <table:table-cell table:number-columns-repeated="16384"/>
        </table:table-row>
      </table:table>
      <table:table table:name="79年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16379" table:default-cell-style-name="ce1"/>
        <table:table-row table:style-name="ro1">
          <table:table-cell office:value-type="string" table:number-columns-spanned="5" table:number-rows-spanned="1" table:style-name="ce4">
            <text:p>臺北市79年各行政區戶數、人口數統計表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4">
            <text:p>區　別</text:p>
          </table:table-cell>
          <table:table-cell office:value-type="string" table:number-columns-spanned="1" table:number-rows-spanned="2" table:style-name="ce4">
            <text:p>戶　數</text:p>
          </table:table-cell>
          <table:table-cell office:value-type="string" table:number-columns-spanned="3" table:number-rows-spanned="1" table:style-name="ce4">
            <text:p>人　口　數</text:p>
          </table:table-cell>
          <table:covered-table-cell table:number-columns-repeated="2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">
            <text:p>總計</text:p>
          </table:table-cell>
          <table:table-cell office:value-type="string" table:style-name="ce2">
            <text:p>男</text:p>
          </table:table-cell>
          <table:table-cell office:value-type="string" table:style-name="ce2">
            <text:p>女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總　計</text:p>
          </table:table-cell>
          <table:table-cell office:value-type="float" office:value="805978" table:style-name="ce3">
            <text:p>805,978</text:p>
          </table:table-cell>
          <table:table-cell office:value-type="float" office:value="2719659" table:style-name="ce3">
            <text:p>2,719,659</text:p>
          </table:table-cell>
          <table:table-cell office:value-type="float" office:value="1372234" table:style-name="ce3">
            <text:p>1,372,234</text:p>
          </table:table-cell>
          <table:table-cell office:value-type="float" office:value="1347425" table:style-name="ce3">
            <text:p>1,347,42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松山</text:p>
          </table:table-cell>
          <table:table-cell office:value-type="float" office:value="67289" table:style-name="ce3">
            <text:p>67,289</text:p>
          </table:table-cell>
          <table:table-cell office:value-type="float" office:value="218133" table:style-name="ce3">
            <text:p>218,133</text:p>
          </table:table-cell>
          <table:table-cell office:value-type="float" office:value="107911" table:style-name="ce3">
            <text:p>107,911</text:p>
          </table:table-cell>
          <table:table-cell office:value-type="float" office:value="110222" table:style-name="ce3">
            <text:p>110,2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信義</text:p>
          </table:table-cell>
          <table:table-cell office:value-type="float" office:value="74749" table:style-name="ce3">
            <text:p>74,749</text:p>
          </table:table-cell>
          <table:table-cell office:value-type="float" office:value="245235" table:style-name="ce3">
            <text:p>245,235</text:p>
          </table:table-cell>
          <table:table-cell office:value-type="float" office:value="125510" table:style-name="ce3">
            <text:p>125,510</text:p>
          </table:table-cell>
          <table:table-cell office:value-type="float" office:value="119725" table:style-name="ce3">
            <text:p>119,72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大安</text:p>
          </table:table-cell>
          <table:table-cell office:value-type="float" office:value="110878" table:style-name="ce3">
            <text:p>110,878</text:p>
          </table:table-cell>
          <table:table-cell office:value-type="float" office:value="354704" table:style-name="ce3">
            <text:p>354,704</text:p>
          </table:table-cell>
          <table:table-cell office:value-type="float" office:value="176229" table:style-name="ce3">
            <text:p>176,229</text:p>
          </table:table-cell>
          <table:table-cell office:value-type="float" office:value="178475" table:style-name="ce3">
            <text:p>178,47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中山</text:p>
          </table:table-cell>
          <table:table-cell office:value-type="float" office:value="75481" table:style-name="ce3">
            <text:p>75,481</text:p>
          </table:table-cell>
          <table:table-cell office:value-type="float" office:value="237280" table:style-name="ce3">
            <text:p>237,280</text:p>
          </table:table-cell>
          <table:table-cell office:value-type="float" office:value="117712" table:style-name="ce3">
            <text:p>117,712</text:p>
          </table:table-cell>
          <table:table-cell office:value-type="float" office:value="119568" table:style-name="ce3">
            <text:p>119,56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中正</text:p>
          </table:table-cell>
          <table:table-cell office:value-type="float" office:value="57729" table:style-name="ce3">
            <text:p>57,729</text:p>
          </table:table-cell>
          <table:table-cell office:value-type="float" office:value="185263" table:style-name="ce3">
            <text:p>185,263</text:p>
          </table:table-cell>
          <table:table-cell office:value-type="float" office:value="94536" table:style-name="ce3">
            <text:p>94,536</text:p>
          </table:table-cell>
          <table:table-cell office:value-type="float" office:value="90727" table:style-name="ce3">
            <text:p>90,727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大同</text:p>
          </table:table-cell>
          <table:table-cell office:value-type="float" office:value="41907" table:style-name="ce3">
            <text:p>41,907</text:p>
          </table:table-cell>
          <table:table-cell office:value-type="float" office:value="151188" table:style-name="ce3">
            <text:p>151,188</text:p>
          </table:table-cell>
          <table:table-cell office:value-type="float" office:value="76430" table:style-name="ce3">
            <text:p>76,430</text:p>
          </table:table-cell>
          <table:table-cell office:value-type="float" office:value="74758" table:style-name="ce3">
            <text:p>74,75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萬華</text:p>
          </table:table-cell>
          <table:table-cell office:value-type="float" office:value="67264" table:style-name="ce3">
            <text:p>67,264</text:p>
          </table:table-cell>
          <table:table-cell office:value-type="float" office:value="232934" table:style-name="ce3">
            <text:p>232,934</text:p>
          </table:table-cell>
          <table:table-cell office:value-type="float" office:value="119780" table:style-name="ce3">
            <text:p>119,780</text:p>
          </table:table-cell>
          <table:table-cell office:value-type="float" office:value="113154" table:style-name="ce3">
            <text:p>113,15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文山</text:p>
          </table:table-cell>
          <table:table-cell office:value-type="float" office:value="67007" table:style-name="ce3">
            <text:p>67,007</text:p>
          </table:table-cell>
          <table:table-cell office:value-type="float" office:value="226505" table:style-name="ce3">
            <text:p>226,505</text:p>
          </table:table-cell>
          <table:table-cell office:value-type="float" office:value="116261" table:style-name="ce3">
            <text:p>116,261</text:p>
          </table:table-cell>
          <table:table-cell office:value-type="float" office:value="110244" table:style-name="ce3">
            <text:p>110,24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南港</text:p>
          </table:table-cell>
          <table:table-cell office:value-type="float" office:value="31975" table:style-name="ce3">
            <text:p>31,975</text:p>
          </table:table-cell>
          <table:table-cell office:value-type="float" office:value="117134" table:style-name="ce3">
            <text:p>117,134</text:p>
          </table:table-cell>
          <table:table-cell office:value-type="float" office:value="59855" table:style-name="ce3">
            <text:p>59,855</text:p>
          </table:table-cell>
          <table:table-cell office:value-type="float" office:value="57279" table:style-name="ce3">
            <text:p>57,27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內湖</text:p>
          </table:table-cell>
          <table:table-cell office:value-type="float" office:value="59337" table:style-name="ce3">
            <text:p>59,337</text:p>
          </table:table-cell>
          <table:table-cell office:value-type="float" office:value="207525" table:style-name="ce3">
            <text:p>207,525</text:p>
          </table:table-cell>
          <table:table-cell office:value-type="float" office:value="104749" table:style-name="ce3">
            <text:p>104,749</text:p>
          </table:table-cell>
          <table:table-cell office:value-type="float" office:value="102776" table:style-name="ce3">
            <text:p>102,77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士林</text:p>
          </table:table-cell>
          <table:table-cell office:value-type="float" office:value="83458" table:style-name="ce3">
            <text:p>83,458</text:p>
          </table:table-cell>
          <table:table-cell office:value-type="float" office:value="300478" table:style-name="ce3">
            <text:p>300,478</text:p>
          </table:table-cell>
          <table:table-cell office:value-type="float" office:value="150635" table:style-name="ce3">
            <text:p>150,635</text:p>
          </table:table-cell>
          <table:table-cell office:value-type="float" office:value="149843" table:style-name="ce3">
            <text:p>149,84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北投</text:p>
          </table:table-cell>
          <table:table-cell office:value-type="float" office:value="68904" table:style-name="ce3">
            <text:p>68,904</text:p>
          </table:table-cell>
          <table:table-cell office:value-type="float" office:value="243280" table:style-name="ce3">
            <text:p>243,280</text:p>
          </table:table-cell>
          <table:table-cell office:value-type="float" office:value="122626" table:style-name="ce3">
            <text:p>122,626</text:p>
          </table:table-cell>
          <table:table-cell office:value-type="float" office:value="120654" table:style-name="ce3">
            <text:p>120,654</text:p>
          </table:table-cell>
          <table:table-cell table:number-columns-repeated="16379"/>
        </table:table-row>
        <table:table-row table:style-name="ro1">
          <table:table-cell office:value-type="string" table:number-columns-spanned="5" table:number-rows-spanned="1" table:style-name="ce5">
            <text:p><text:span text:style-name="T2">備註：</text:span>79<text:span text:style-name="T2">年</text:span>3<text:span text:style-name="T1">月</text:span>1<text:span text:style-name="T1">日</text:span><text:span text:style-name="T2">行政區域調整，由</text:span>16<text:span text:style-name="T2">區調整為</text:span>12<text:span text:style-name="T2">區</text:span></text:p>
          </table:table-cell>
          <table:covered-table-cell table:number-columns-repeated="4"/>
          <table:table-cell table:number-columns-repeated="16379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Verdana" svg:font-family="Verdana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grace</meta:initial-creator>
    <dc:creator>貴因 楊</dc:creator>
    <meta:creation-date>2011-03-14T01:50:42Z</meta:creation-date>
    <dc:date>2016-01-11T08:13:22Z</dc:date>
  </office:meta>
</office:document-meta>
</file>